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ans-serif"/>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line-height="150%"/>
      <style:text-properties style:font-name="Arial" fo:font-size="12pt" fo:language="pt" fo:country="BR" officeooo:paragraph-rsid="00169e86" style:font-size-asian="12pt" style:language-asian="pt" style:country-asian="BR" style:font-name-complex="Arial2" style:font-size-complex="12pt" style:language-complex="ar" style:country-complex="SA"/>
    </style:style>
    <style:style style:name="P3" style:family="paragraph" style:parent-style-name="Standard">
      <style:paragraph-properties fo:line-height="150%" fo:text-align="center" style:justify-single-word="false"/>
      <style:text-properties style:font-name="Arial" fo:language="pt" fo:country="BR" fo:font-weight="normal" officeooo:rsid="0021d409" officeooo:paragraph-rsid="0014f7c9" style:font-weight-asian="normal" style:font-weight-complex="normal"/>
    </style:style>
    <style:style style:name="P4" style:family="paragraph" style:parent-style-name="Standard">
      <style:paragraph-properties fo:line-height="150%" fo:text-align="justify" style:justify-single-word="false"/>
      <style:text-properties style:font-name="Arial" fo:language="pt" fo:country="BR" officeooo:paragraph-rsid="00169e86"/>
    </style:style>
    <style:style style:name="P5" style:family="paragraph" style:parent-style-name="Standard">
      <style:text-properties fo:language="pt" fo:country="BR"/>
    </style:style>
    <style:style style:name="P6" style:family="paragraph" style:parent-style-name="Standard">
      <style:text-properties fo:language="pt" fo:country="BR" officeooo:paragraph-rsid="0014f7c9"/>
    </style:style>
    <style:style style:name="P7" style:family="paragraph" style:parent-style-name="Standard">
      <style:paragraph-properties fo:text-align="center" style:justify-single-word="false"/>
      <style:text-properties fo:language="pt" fo:country="BR" officeooo:paragraph-rsid="0014f7c9"/>
    </style:style>
    <style:style style:name="P8" style:family="paragraph" style:parent-style-name="Standard">
      <style:paragraph-properties fo:line-height="150%"/>
      <style:text-properties fo:language="pt" fo:country="BR" officeooo:paragraph-rsid="0014f7c9"/>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 fo:font-size="12pt" fo:language="pt" fo:country="BR" fo:font-weight="normal" officeooo:rsid="0018dcc8" officeooo:paragraph-rsid="0014f7c9"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 fo:font-size="12pt" fo:language="pt" fo:country="BR" fo:font-weight="normal" officeooo:rsid="0036ddbf" officeooo:paragraph-rsid="0014f7c9"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1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 fo:font-size="12pt" fo:language="pt" fo:country="BR" fo:font-weight="bold" officeooo:rsid="002505c7" officeooo:paragraph-rsid="002505c7" style:font-size-asian="12pt" style:language-asian="en" style:country-asian="US" style:font-weight-asian="bold" style:font-name-complex="Arial2" style:font-size-complex="12pt" style:language-complex="ar" style:country-complex="SA" style:font-weight-complex="bold"/>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officeooo:paragraph-rsid="0017cdb5" style:font-size-asian="12pt" style:font-size-complex="12pt"/>
    </style:style>
    <style:style style:name="P2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language="pt" fo:country="BR" officeooo:rsid="0024cff8" officeooo:paragraph-rsid="0024cff8"/>
    </style:style>
    <style:style style:name="P2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language="pt" fo:country="BR" officeooo:rsid="0018dcc8" officeooo:paragraph-rsid="0014f7c9"/>
    </style:style>
    <style:style style:name="P2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language="pt" fo:country="BR" fo:font-weight="bold" officeooo:rsid="0018dcc8" officeooo:paragraph-rsid="0014f7c9" style:font-weight-asian="bold" style:font-weight-complex="bold"/>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language="pt" fo:country="BR" fo:font-weight="normal" officeooo:rsid="0018dcc8" officeooo:paragraph-rsid="0014f7c9" style:font-weight-asian="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 fo:language="pt" fo:country="BR" fo:font-weight="normal" officeooo:rsid="0018dcc8" officeooo:paragraph-rsid="0014f7c9" style:font-weight-asian="normal" style:font-weight-complex="normal"/>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 fo:language="pt" fo:country="BR" fo:font-weight="normal" officeooo:rsid="0024cff8" officeooo:paragraph-rsid="0024cff8" style:font-weight-asian="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fo:language="pt" fo:country="BR" officeooo:paragraph-rsid="0017cdb5"/>
    </style:style>
    <style:style style:name="P2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1"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1"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3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1"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1"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4" style:family="paragraph" style:parent-style-name="Standard">
      <style:paragraph-properties fo:margin-left="0cm" fo:margin-right="0cm" fo:line-height="150%" fo:text-align="center" style:justify-single-word="false" fo:text-indent="0cm" style:auto-text-indent="false"/>
      <style:text-properties fo:color="#ff0000" style:font-name="Arial"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ff0000" style:font-name="Arial"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3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01467" officeooo:paragraph-rsid="0014f7c9"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3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officeooo:paragraph-rsid="0017cdb5"/>
    </style:style>
    <style:style style:name="P4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4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4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5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officeooo:paragraph-rsid="0014f7c9" style:font-size-asian="12pt" style:language-asian="pt" style:country-asian="BR" style:font-name-complex="Arial2" style:font-size-complex="12pt" style:language-complex="ar" style:country-complex="SA"/>
    </style:style>
    <style:style style:name="P51" style:family="paragraph" style:parent-style-name="Standard">
      <style:paragraph-properties fo:margin-left="0cm" fo:margin-right="0cm" fo:line-height="150%" fo:text-align="justify" style:justify-single-word="false" fo:text-indent="0cm" style:auto-text-indent="false"/>
      <style:text-properties fo:color="#333333" style:font-name="Arial" fo:font-size="12pt" fo:language="pt" fo:country="BR" officeooo:paragraph-rsid="0017cdb5" style:letter-kerning="true" style:font-name-asian="SimSun" style:font-size-asian="12pt" style:language-asian="zh" style:country-asian="CN" style:font-name-complex="Arial2" style:font-size-complex="12pt" style:language-complex="hi" style:country-complex="IN"/>
    </style:style>
    <style:style style:name="P5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language="pt" fo:country="BR" officeooo:paragraph-rsid="0014f7c9"/>
    </style:style>
    <style:style style:name="P53"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 fo:language="pt" fo:country="BR" officeooo:rsid="001636ea" officeooo:paragraph-rsid="0014f7c9"/>
    </style:style>
    <style:style style:name="P5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 fo:language="pt" fo:country="BR" officeooo:rsid="0024cff8" officeooo:paragraph-rsid="0024cff8"/>
    </style:style>
    <style:style style:name="P5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 fo:language="pt" fo:country="BR" fo:font-weight="bold" officeooo:rsid="0024cff8" officeooo:paragraph-rsid="0024cff8" style:font-weight-asian="bold" style:font-weight-complex="bold"/>
    </style:style>
    <style:style style:name="P57"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58"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normal" officeooo:rsid="001eb5f2" officeooo:paragraph-rsid="0014f7c9"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normal" officeooo:rsid="0036ddbf" officeooo:paragraph-rsid="0014f7c9"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 fo:font-size="12pt" fo:language="pt" fo:country="BR" fo:font-weight="normal" officeooo:rsid="002505c7" officeooo:paragraph-rsid="002505c7" style:font-size-asian="12pt" style:language-asian="en" style:country-asian="US" style:font-weight-asian="normal" style:font-name-complex="Arial2" style:font-size-complex="12pt" style:language-complex="ar" style:country-complex="SA" style:font-weight-complex="normal"/>
    </style:style>
    <style:style style:name="P61"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pt" fo:country="BR" officeooo:paragraph-rsid="00169e86" style:font-size-asian="12pt" style:font-size-complex="12pt"/>
    </style:style>
    <style:style style:name="P62"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 fo:language="pt" fo:country="BR" officeooo:rsid="0024cff8" officeooo:paragraph-rsid="0024cff8"/>
    </style:style>
    <style:style style:name="P63" style:family="paragraph" style:parent-style-name="Standard">
      <style:paragraph-properties fo:margin-left="0cm" fo:margin-right="0cm" fo:line-height="150%" fo:text-align="justify" style:justify-single-word="false" fo:text-indent="0cm" style:auto-text-indent="false" fo:break-before="page"/>
      <style:text-properties style:font-name="Arial" fo:language="pt" fo:country="BR" officeooo:paragraph-rsid="0017cdb5"/>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6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6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68"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 fo:language="pt" fo:country="BR" fo:font-weight="bold" officeooo:rsid="001a7539" officeooo:paragraph-rsid="0014f7c9" style:font-weight-asian="bold" style:font-weight-complex="bold"/>
    </style:style>
    <style:style style:name="P69"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bold" officeooo:rsid="00382bf9" officeooo:paragraph-rsid="00169e86"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30720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60317" officeooo:paragraph-rsid="00260317" style:font-size-asian="12pt" style:language-asian="en" style:country-asian="US" style:font-weight-asian="normal" style:font-name-complex="Arial2" style:font-size-complex="12pt" style:language-complex="ar" style:country-complex="SA" style:font-weight-complex="normal"/>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75b99" officeooo:paragraph-rsid="0029cbea" style:font-size-asian="12pt" style:language-asian="en" style:country-asian="US" style:font-weight-asian="normal" style:font-name-complex="Arial2" style:font-size-complex="12pt" style:language-complex="ar" style:country-complex="SA"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1c7f99" officeooo:paragraph-rsid="0029cbea" style:font-size-asian="12pt" style:language-asian="en" style:country-asian="US" style:font-weight-asian="normal" style:font-name-complex="Arial2"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1c7f99" officeooo:paragraph-rsid="002f1cec" style:font-size-asian="12pt" style:language-asian="en" style:country-asian="US" style:font-weight-asian="normal" style:font-name-complex="Arial2" style:font-size-complex="12pt" style:language-complex="ar" style:country-complex="SA"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1" fo:font-size="12pt" fo:language="pt" fo:country="BR" officeooo:paragraph-rsid="0014f7c9" style:font-size-asian="12pt" style:language-asian="en" style:country-asian="US" style:font-name-complex="Arial2" style:font-size-complex="12pt" style:language-complex="ar" style:country-complex="SA"/>
    </style:style>
    <style:style style:name="P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officeooo:paragraph-rsid="0014f7c9" style:font-size-asian="12pt" style:language-asian="en" style:country-asian="US" style:font-name-complex="Arial2" style:font-size-complex="12pt" style:language-complex="ar" style:country-complex="SA"/>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normal" fo:font-weight="normal" officeooo:rsid="001dcf56" officeooo:paragraph-rsid="0029cbea" fo:background-color="transparent"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normal" fo:font-weight="normal" officeooo:rsid="00289d1e" officeooo:paragraph-rsid="0029cbea" fo:background-color="transparent"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normal" fo:font-weight="normal" officeooo:rsid="00246da0" officeooo:paragraph-rsid="0029cbea" fo:background-color="transparent"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bold" officeooo:rsid="00382bf9" officeooo:paragraph-rsid="0025c4d3" style:font-size-asian="12pt" style:language-asian="en" style:country-asian="US" style:font-weight-asian="bold" style:font-name-complex="Arial2" style:font-size-complex="12pt" style:language-complex="ar" style:country-complex="SA"/>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officeooo:paragraph-rsid="0025c4d3" style:font-size-asian="12pt" style:language-asian="en" style:country-asian="US" style:font-name-complex="Arial2" style:font-size-complex="12pt" style:language-complex="ar" style:country-complex="SA"/>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28ecd1"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language="pt" fo:country="BR" fo:font-weight="normal" officeooo:paragraph-rsid="0014f7c9" style:font-weight-asian="normal"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1"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94"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1"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language="pt" fo:country="BR" officeooo:paragraph-rsid="0014f7c9"/>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pt" fo:country="BR"/>
    </style:style>
    <style:style style:name="P9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14f7c9"/>
    </style:style>
    <style:style style:name="P9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2bdb4f"/>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bdb4f"/>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60317"/>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10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10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05"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Arial1"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paragraph-properties>
      <style:text-properties fo:color="#000000" style:font-name="Arial1"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Arial1" fo:font-size="12pt" fo:language="pt" fo:country="BR" fo:font-weight="bold" officeooo:rsid="00260317" officeooo:paragraph-rsid="00260317" style:font-size-asian="12pt" style:language-asian="en" style:country-asian="US" style:font-weight-asian="bold" style:font-name-complex="Arial2" style:font-size-complex="12pt" style:language-complex="ar" style:country-complex="SA" style:font-weight-complex="bold"/>
    </style:style>
    <style:style style:name="P10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Arial1" fo:font-size="12pt" fo:language="pt" fo:country="BR" fo:font-weight="normal" officeooo:rsid="00260317" officeooo:paragraph-rsid="00260317" style:font-size-asian="12pt" style:language-asian="en" style:country-asian="US" style:font-weight-asian="normal" style:font-name-complex="Arial2" style:font-size-complex="12pt" style:language-complex="ar" style:country-complex="SA" style:font-weight-complex="normal"/>
    </style:style>
    <style:style style:name="P110" style:family="paragraph" style:parent-style-name="Standard">
      <style:paragraph-properties fo:margin-left="0cm" fo:margin-right="0cm" fo:line-height="150%" fo:text-indent="0cm" style:auto-text-indent="false" style:writing-mode="lr-tb"/>
      <style:text-properties style:font-name="Calibri" fo:font-size="11pt" fo:language="pt" fo:country="BR" officeooo:paragraph-rsid="0014f7c9" style:font-size-asian="11pt" style:language-asian="en" style:country-asian="US" style:font-name-complex="Times New Roman" style:font-size-complex="11pt" style:language-complex="ar" style:country-complex="SA"/>
    </style:style>
    <style:style style:name="P111" style:family="paragraph" style:parent-style-name="Standard">
      <style:paragraph-properties fo:margin-left="0cm" fo:margin-right="0cm" fo:line-height="150%" fo:text-align="justify" style:justify-single-word="false" fo:text-indent="0cm" style:auto-text-indent="false" style:writing-mode="lr-tb"/>
      <style:text-properties style:font-name="Arial" fo:language="pt" fo:country="BR" officeooo:paragraph-rsid="0014f7c9"/>
    </style:style>
    <style:style style:name="P112"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13"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 fo:language="pt" fo:country="BR" fo:font-weight="normal" officeooo:rsid="0018dcc8" officeooo:paragraph-rsid="0014f7c9" style:font-weight-asian="normal" style:font-weight-complex="normal"/>
    </style:style>
    <style:style style:name="P114"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 fo:language="pt" fo:country="BR" fo:font-weight="normal" officeooo:rsid="0018dcc8" officeooo:paragraph-rsid="0014f7c9" style:font-weight-asian="normal" style:font-weight-complex="normal"/>
    </style:style>
    <style:style style:name="P115"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1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1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1"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18"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1"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1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1"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2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1"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font-weight-asian="bold" style:font-size-complex="12pt" style:font-weight-complex="bold"/>
    </style:style>
    <style:style style:name="P122"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1"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2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1"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24"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1"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25" style:family="paragraph" style:parent-style-name="Standard" style:master-page-name="">
      <style:paragraph-properties fo:line-height="150%" fo:text-align="center" style:justify-single-word="false" style:page-number="auto" fo:break-before="page"/>
      <style:text-properties fo:color="#ff0000" style:font-name="Arial1"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language="pt" fo:country="BR"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language="pt" fo:country="BR"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margin-left="0cm" fo:margin-right="0cm" fo:line-height="150%" fo:text-align="center" style:justify-single-word="false" fo:text-indent="1.251cm" style:auto-text-indent="false"/>
      <style:text-properties style:font-name="Arial" fo:language="pt" fo:country="BR" officeooo:rsid="001636ea" officeooo:paragraph-rsid="0014f7c9"/>
    </style:style>
    <style:style style:name="P129" style:family="paragraph" style:parent-style-name="Standard">
      <style:paragraph-properties fo:margin-left="0cm" fo:margin-right="0cm" fo:line-height="150%" fo:text-align="center" style:justify-single-word="false" fo:text-indent="1.251cm" style:auto-text-indent="false"/>
      <style:text-properties style:font-name="Arial" fo:language="pt" fo:country="BR" fo:font-weight="bold" officeooo:rsid="001636ea" officeooo:paragraph-rsid="0014f7c9" style:font-weight-asian="bold" style:font-weight-complex="bold"/>
    </style:style>
    <style:style style:name="P130"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 fo:language="pt" fo:country="BR" fo:font-weight="normal" officeooo:rsid="0018dcc8" officeooo:paragraph-rsid="0014f7c9" style:font-weight-asian="normal" style:font-weight-complex="normal"/>
    </style:style>
    <style:style style:name="P131"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pt" fo:country="BR" officeooo:paragraph-rsid="0025c4d3" style:font-size-asian="12pt" style:language-asian="en" style:country-asian="US" style:font-name-complex="Arial2" style:font-size-complex="12pt" style:language-complex="ar" style:country-complex="SA"/>
    </style:style>
    <style:style style:name="P132"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pt" fo:country="BR" fo:font-weight="bold" officeooo:rsid="0025c4d3" officeooo:paragraph-rsid="0025c4d3" style:font-size-asian="12pt" style:language-asian="en" style:country-asian="US" style:font-weight-asian="bold" style:font-name-complex="Arial2" style:font-size-complex="12pt" style:language-complex="ar" style:country-complex="SA"/>
    </style:style>
    <style:style style:name="P133" style:family="paragraph" style:parent-style-name="Standard" style:master-page-name="">
      <loext:graphic-properties draw:fill="none"/>
      <style:paragraph-properties fo:margin-left="1.3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ext-properties style:font-name="Arial" fo:font-size="12pt" fo:language="pt" fo:country="BR" officeooo:paragraph-rsid="0025c4d3" style:font-size-asian="12pt" style:language-asian="en" style:country-asian="US" style:font-name-complex="Arial2" style:font-size-complex="12pt" style:language-complex="ar" style:country-complex="SA"/>
    </style:style>
    <style:style style:name="P134" style:family="paragraph" style:parent-style-name="Standard">
      <style:paragraph-properties fo:line-height="150%" fo:text-align="justify" style:justify-single-word="false" style:writing-mode="lr-tb"/>
    </style:style>
    <style:style style:name="P135" style:family="paragraph" style:parent-style-name="Standard">
      <style:paragraph-properties fo:line-height="150%" fo:text-align="justify" style:justify-single-word="false" style:writing-mode="lr-tb"/>
      <style:text-properties officeooo:paragraph-rsid="0030549e"/>
    </style:style>
    <style:style style:name="P136" style:family="paragraph" style:parent-style-name="Bibliography_20_1">
      <style:paragraph-properties fo:line-height="115%"/>
      <style:text-properties officeooo:paragraph-rsid="002d2659"/>
    </style:style>
    <style:style style:name="P137" style:family="paragraph" style:parent-style-name="Bibliography_20_1">
      <style:paragraph-properties fo:line-height="115%"/>
      <style:text-properties officeooo:paragraph-rsid="002d2659" fo:background-color="#ffff00"/>
    </style:style>
    <style:style style:name="P13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1" fo:font-size="12pt" fo:language="pt" fo:country="BR" fo:font-style="normal" fo:font-weight="normal" officeooo:rsid="00382bf9" officeooo:paragraph-rsid="002d2659" style:letter-kerning="true" fo:background-color="#ffff00"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3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 fo:font-size="12pt" fo:language="pt" fo:country="BR" fo:font-weight="normal" officeooo:rsid="0025c4d3" officeooo:paragraph-rsid="0025c4d3" style:font-size-asian="12pt" style:language-asian="en" style:country-asian="US" style:font-weight-asian="normal" style:font-name-complex="Arial2" style:font-size-complex="12pt" style:language-complex="ar" style:country-complex="SA" style:font-weight-complex="normal"/>
    </style:style>
    <style:style style:name="P140"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pt" fo:country="BR" officeooo:paragraph-rsid="0025c4d3" style:font-size-asian="12pt" style:language-asian="en" style:country-asian="US" style:font-name-complex="Arial2" style:font-size-complex="12pt" style:language-complex="ar" style:country-complex="SA"/>
    </style:style>
    <style:style style:name="P141" style:family="paragraph" style:parent-style-name="Standard" style:list-style-name="L1"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42" style:family="paragraph" style:parent-style-name="Standard"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43" style:family="paragraph" style:parent-style-name="Standard" style:master-page-name="">
      <loext:graphic-properties draw:fill="none"/>
      <style:paragraph-properties fo:margin-left="1.3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ext-properties style:font-name="Arial" fo:font-size="12pt" fo:language="pt" fo:country="BR" officeooo:paragraph-rsid="0025c4d3" style:font-size-asian="12pt" style:language-asian="en" style:country-asian="US" style:font-name-complex="Arial2"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75b99" officeooo:paragraph-rsid="0029cbea" style:font-size-asian="12pt" style:language-asian="en" style:country-asian="US" style:font-weight-asian="normal" style:font-name-complex="Arial2"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bold" officeooo:rsid="0025c4d3" officeooo:paragraph-rsid="0025c4d3" style:font-size-asian="12pt" style:language-asian="en" style:country-asian="US" style:font-weight-asian="bold" style:font-name-complex="Arial2" style:font-size-complex="12pt" style:language-complex="ar" style:country-complex="S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60317"/>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148"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T1" style:family="text">
      <style:text-properties fo:color="#ff0000" style:font-name="Arial1"/>
    </style:style>
    <style:style style:name="T2" style:family="text">
      <style:text-properties fo:color="#ff0000" style:font-name="Arial1" fo:font-size="12pt"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3" style:family="text">
      <style:text-properties fo:color="#ff0000" style:font-name="Arial1" fo:font-size="12pt"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4" style:family="text">
      <style:text-properties fo:color="#ff0000" style:font-name="Arial1" fo:font-size="12pt" fo:font-weight="bold" style:font-size-asian="12pt" style:language-asian="en" style:country-asian="US" style:font-weight-asian="bold" style:font-name-complex="Arial2" style:font-size-complex="12pt" style:language-complex="ar" style:country-complex="SA"/>
    </style:style>
    <style:style style:name="T5" style:family="text">
      <style:text-properties fo:color="#ff0000" style:font-name="Arial1" fo:font-weight="bold" style:letter-kerning="true" style:font-name-asian="SimSun" style:language-asian="zh" style:country-asian="CN" style:font-weight-asian="bold" style:font-name-complex="Arial2" style:language-complex="hi" style:country-complex="IN" style:font-weight-complex="bold"/>
    </style:style>
    <style:style style:name="T6" style:family="text">
      <style:text-properties fo:color="#ff0000" style:font-name="Arial1" fo:font-weight="bold" style:letter-kerning="true" style:font-name-asian="SimSun" style:language-asian="en" style:country-asian="US" style:font-weight-asian="bold" style:font-name-complex="Arial2" style:language-complex="ar" style:country-complex="SA"/>
    </style:style>
    <style:style style:name="T7" style:family="text">
      <style:text-properties fo:color="#ff0000" style:font-name="Arial1" fo:font-weight="bold" style:language-asian="en" style:country-asian="US" style:font-weight-asian="bold" style:font-name-complex="Arial2" style:language-complex="ar" style:country-complex="SA"/>
    </style:style>
    <style:style style:name="T8" style:family="text">
      <style:text-properties fo:color="#ff0000" style:font-name="Arial1" fo:font-weight="bold" style:font-weight-asian="bold"/>
    </style:style>
    <style:style style:name="T9" style:family="text">
      <style:text-properties fo:color="#ff0000" style:font-name="Arial1"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0" style:family="text">
      <style:text-properties fo:color="#ff0000" style:font-name="Arial1" style:language-asian="en" style:country-asian="US" style:font-name-complex="Arial2" style:language-complex="ar" style:country-complex="SA"/>
    </style:style>
    <style:style style:name="T11" style:family="text">
      <style:text-properties fo:color="#ff0000" style:font-name="Arial1" style:letter-kerning="true" style:font-name-asian="SimSun" style:language-asian="zh" style:country-asian="CN" style:font-name-complex="Arial2" style:language-complex="hi" style:country-complex="IN"/>
    </style:style>
    <style:style style:name="T12" style:family="text">
      <style:text-properties fo:color="#ff0000" fo:font-size="12pt" fo:font-weight="bold" style:font-size-asian="12pt" style:language-asian="en" style:country-asian="US" style:font-weight-asian="bold" style:font-name-complex="Arial2" style:font-size-complex="12pt" style:language-complex="ar" style:country-complex="SA"/>
    </style:style>
    <style:style style:name="T13" style:family="text">
      <style:text-properties fo:color="#ff0000" fo:font-size="12pt" style:font-size-asian="12pt" style:language-asian="en" style:country-asian="US" style:font-name-complex="Arial2" style:font-size-complex="12pt" style:language-complex="ar" style:country-complex="SA"/>
    </style:style>
    <style:style style:name="T14" style:family="text">
      <style:text-properties style:font-name="Arial1"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2" style:font-size-complex="12pt" style:language-complex="ar" style:country-complex="SA" style:font-style-complex="italic" style:font-weight-complex="normal"/>
    </style:style>
    <style:style style:name="T15" style:family="text">
      <style:text-properties style:font-name="Arial1"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2" style:font-size-complex="12pt" style:language-complex="ar" style:country-complex="SA" style:font-style-complex="italic" style:font-weight-complex="normal"/>
    </style:style>
    <style:style style:name="T16" style:family="text">
      <style:text-properties style:font-name="Arial1"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2" style:font-size-complex="12pt" style:language-complex="ar" style:country-complex="SA" style:font-style-complex="italic" style:font-weight-complex="normal"/>
    </style:style>
    <style:style style:name="T17" style:family="text">
      <style:text-properties style:font-name="Arial1" fo:font-size="12pt" fo:language="pt" fo:country="BR" fo:font-weight="normal" officeooo:rsid="00275b99" style:font-size-asian="12pt" style:language-asian="en" style:country-asian="US" style:font-weight-asian="normal" style:font-name-complex="Arial2" style:font-size-complex="12pt" style:language-complex="ar" style:country-complex="SA" style:font-weight-complex="normal"/>
    </style:style>
    <style:style style:name="T18" style:family="text">
      <style:text-properties style:font-name="Arial1" fo:font-size="12pt" fo:language="pt" fo:country="BR" fo:font-weight="normal" officeooo:rsid="002b6a12" style:font-size-asian="12pt" style:language-asian="en" style:country-asian="US" style:font-weight-asian="normal" style:font-name-complex="Arial2" style:font-size-complex="12pt" style:language-complex="ar" style:country-complex="SA" style:font-weight-complex="normal"/>
    </style:style>
    <style:style style:name="T19" style:family="text">
      <style:text-properties style:font-name="Arial1" fo:font-size="12pt" fo:language="pt" fo:country="BR" fo:font-weight="normal" officeooo:rsid="002bdb4f"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T20" style:family="text">
      <style:text-properties style:font-name="Arial1" fo:font-size="12pt" fo:language="pt" fo:country="BR" fo:font-weight="normal" officeooo:rsid="000d384e"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21" style:family="text">
      <style:text-properties style:font-name="Arial1" fo:font-size="12pt" fo:language="pt" fo:country="BR" fo:font-weight="normal" officeooo:rsid="002b6a12"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22" style:family="text">
      <style:text-properties style:font-name="Arial1" fo:font-size="12pt" fo:language="pt" fo:country="BR" fo:font-weight="normal" officeooo:rsid="000e41a3"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23" style:family="text">
      <style:text-properties style:font-name="Arial1"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4" style:family="text">
      <style:text-properties style:font-name="Arial1"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5" style:family="text">
      <style:text-properties style:font-name="Arial1"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6" style:family="text">
      <style:text-properties style:font-name="Arial1"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7" style:family="text">
      <style:text-properties style:font-name="Arial1"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8" style:family="text">
      <style:text-properties style:font-name="Arial1"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29" style:family="text">
      <style:text-properties style:font-name="Arial1"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T30" style:family="text">
      <style:text-properties style:font-name="Arial1" fo:font-size="12pt" fo:language="pt" fo:country="BR" fo:font-weight="bold" officeooo:rsid="00275b99" style:font-size-asian="12pt" style:language-asian="en" style:country-asian="US" style:font-weight-asian="bold" style:font-name-complex="Arial2" style:font-size-complex="12pt" style:language-complex="ar" style:country-complex="SA" style:font-weight-complex="bold"/>
    </style:style>
    <style:style style:name="T31" style:family="text">
      <style:text-properties style:font-name="Arial1" fo:font-size="12pt" fo:language="pt" fo:country="BR" fo:font-weight="bold" officeooo:rsid="00320550" style:font-size-asian="12pt" style:language-asian="en" style:country-asian="US" style:font-weight-asian="bold" style:font-name-complex="Arial2" style:font-size-complex="12pt" style:language-complex="ar" style:country-complex="SA" style:font-weight-complex="bold"/>
    </style:style>
    <style:style style:name="T32" style:family="text">
      <style:text-properties style:font-name="Arial1" fo:font-size="12pt" fo:font-weight="normal" officeooo:rsid="0026f390" style:font-size-asian="12pt" style:language-asian="en" style:country-asian="US" style:font-weight-asian="normal" style:font-name-complex="Arial2" style:font-size-complex="12pt" style:language-complex="ar" style:country-complex="SA" style:font-weight-complex="normal"/>
    </style:style>
    <style:style style:name="T33" style:family="text">
      <style:text-properties style:font-name="Arial1" fo:font-size="12pt" fo:font-weight="normal" officeooo:rsid="0026f390" style:font-size-asian="12pt" style:language-asian="pt" style:country-asian="BR" style:font-weight-asian="normal" style:font-name-complex="Arial2" style:font-size-complex="12pt" style:language-complex="ar" style:country-complex="SA" style:font-weight-complex="normal"/>
    </style:style>
    <style:style style:name="T34" style:family="text">
      <style:text-properties style:font-name="Arial1" fo:font-size="12pt" style:font-size-asian="12pt" style:language-asian="pt" style:country-asian="BR" style:font-name-complex="Arial2" style:font-size-complex="12pt" style:language-complex="ar" style:country-complex="SA"/>
    </style:style>
    <style:style style:name="T35" style:family="text">
      <style:text-properties style:font-name="Arial1" fo:font-size="12pt" style:font-size-asian="12pt" style:language-asian="en" style:country-asian="US" style:font-name-complex="Arial2" style:font-size-complex="12pt" style:language-complex="ar" style:country-complex="SA"/>
    </style:style>
    <style:style style:name="T36" style:family="text">
      <style:text-properties style:font-name="Arial1" fo:font-size="12pt" officeooo:rsid="001f07d0" style:font-size-asian="12pt" style:language-asian="en" style:country-asian="US" style:font-name-complex="Arial2" style:font-size-complex="12pt" style:language-complex="ar" style:country-complex="SA"/>
    </style:style>
    <style:style style:name="T37" style:family="text">
      <style:text-properties style:font-name="Arial1" fo:font-size="12pt" style:font-size-asian="12pt" style:language-asian="en" style:country-asian="US" style:font-name-complex="Arial2" style:font-size-complex="12pt" style:language-complex="ar" style:country-complex="SA" style:font-weight-complex="bold"/>
    </style:style>
    <style:style style:name="T38" style:family="text">
      <style:text-properties style:font-name="Arial1" fo:font-size="12pt" fo:font-weight="bold" style:font-size-asian="12pt" style:language-asian="en" style:country-asian="US" style:font-weight-asian="bold" style:font-name-complex="Arial2" style:font-size-complex="12pt" style:language-complex="ar" style:country-complex="SA"/>
    </style:style>
    <style:style style:name="T39" style:family="text">
      <style:text-properties style:font-name="Arial1" fo:font-size="12pt" fo:font-weight="bold" style:font-size-asian="12pt" style:language-asian="en" style:country-asian="US" style:font-weight-asian="bold" style:font-name-complex="Arial2" style:font-size-complex="12pt" style:language-complex="ar" style:country-complex="SA" style:font-weight-complex="bold"/>
    </style:style>
    <style:style style:name="T40" style:family="text">
      <style:text-properties style:font-name="Arial1" fo:font-size="12pt" fo:font-weight="bold" officeooo:rsid="002bdb4f" style:font-size-asian="12pt" style:language-asian="en" style:country-asian="US" style:font-weight-asian="bold" style:font-name-complex="Arial2" style:font-size-complex="12pt" style:language-complex="ar" style:country-complex="SA"/>
    </style:style>
    <style:style style:name="T41" style:family="text">
      <style:text-properties style:font-name="Arial1" fo:font-size="12pt"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42" style:family="text">
      <style:text-properties style:font-name="Arial1" fo:font-size="12pt" fo:font-style="italic" fo:font-weight="bold" officeooo:rsid="002bdb4f" style:font-size-asian="12pt" style:language-asian="en" style:country-asian="US" style:font-style-asian="italic" style:font-weight-asian="bold" style:font-name-complex="Arial2" style:font-size-complex="12pt" style:language-complex="ar" style:country-complex="SA"/>
    </style:style>
    <style:style style:name="T43" style:family="text">
      <style:text-properties style:font-name="Arial1" fo:font-weight="bold" style:letter-kerning="true" style:font-name-asian="SimSun" style:language-asian="pt" style:country-asian="BR" style:font-weight-asian="bold" style:font-name-complex="Arial2" style:language-complex="hi" style:country-complex="IN" style:font-weight-complex="bold"/>
    </style:style>
    <style:style style:name="T44" style:family="text">
      <style:text-properties style:font-name="Arial1" fo:font-weight="bold" style:letter-kerning="true" style:font-name-asian="SimSun" style:language-asian="zh" style:country-asian="CN" style:font-weight-asian="bold" style:font-name-complex="Arial2" style:language-complex="hi" style:country-complex="IN"/>
    </style:style>
    <style:style style:name="T45" style:family="text">
      <style:text-properties style:font-name="Arial1" fo:font-weight="bold" style:language-asian="en" style:country-asian="US" style:font-weight-asian="bold" style:font-name-complex="Arial2" style:language-complex="ar" style:country-complex="SA"/>
    </style:style>
    <style:style style:name="T46" style:family="text">
      <style:text-properties style:font-name="Arial1" style:language-asian="en" style:country-asian="US" style:font-name-complex="Arial2" style:language-complex="ar" style:country-complex="SA"/>
    </style:style>
    <style:style style:name="T47" style:family="text">
      <style:text-properties style:font-name="Arial1" style:letter-kerning="true" style:font-name-asian="SimSun" style:language-asian="zh" style:country-asian="CN" style:font-name-complex="Arial2" style:language-complex="hi" style:country-complex="IN"/>
    </style:style>
    <style:style style:name="T48" style:family="text">
      <style:text-properties style:font-name="Arial1" fo:font-weight="normal" officeooo:rsid="00238727" style:language-asian="en" style:country-asian="US" style:font-weight-asian="normal" style:font-name-complex="Arial2" style:language-complex="ar" style:country-complex="SA" style:font-weight-complex="normal"/>
    </style:style>
    <style:style style:name="T49" style:family="text">
      <style:text-properties fo:color="#000000" fo:font-style="normal" style:font-style-asian="normal" style:font-style-complex="normal"/>
    </style:style>
    <style:style style:name="T50" style:family="text">
      <style:text-properties fo:color="#000000" fo:font-style="normal" fo:font-weight="normal" style:letter-kerning="true" fo:background-color="#ffffff" loext:char-shading-value="0" style:font-name-asian="SimSun" style:font-style-asian="normal" style:font-weight-asian="normal" style:font-style-complex="normal" style:font-weight-complex="normal"/>
    </style:style>
    <style:style style:name="T51" style:family="text">
      <style:text-properties fo:color="#000000" fo:font-weight="bold" fo:background-color="#ffffff" loext:char-shading-value="0" style:language-asian="en" style:country-asian="US" style:font-weight-asian="bold" style:font-name-complex="Arial2" style:language-complex="ar" style:country-complex="SA"/>
    </style:style>
    <style:style style:name="T52" style:family="text">
      <style:text-properties fo:color="#000000" fo:font-weight="bold" officeooo:rsid="00283109" fo:background-color="#ffffff" loext:char-shading-value="0" style:language-asian="en" style:country-asian="US" style:font-weight-asian="bold" style:font-name-complex="Arial2" style:language-complex="ar" style:country-complex="SA"/>
    </style:style>
    <style:style style:name="T53" style:family="text">
      <style:text-properties fo:color="#000000" style:font-name="Arial1" fo:font-size="12pt" fo:language="pt" fo:country="BR" fo:font-style="normal" fo:font-weight="bold" officeooo:rsid="00275b99" style:letter-kerning="true" fo:background-color="#ffffff" loext:char-shading-value="0"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54" style:family="text">
      <style:text-properties fo:color="#000000" style:font-name="Arial1" fo:font-size="12pt" fo:language="pt" fo:country="BR" fo:font-style="normal" fo:font-weight="bold" officeooo:rsid="00382bf9" style:letter-kerning="true" fo:background-color="#ffffff" loext:char-shading-value="0"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55" style:family="text">
      <style:text-properties fo:color="#000000" style:font-name="Arial1" fo:font-size="12pt" fo:language="pt" fo:country="BR" fo:font-style="normal" fo:font-weight="bold" officeooo:rsid="00320550" style:letter-kerning="true" fo:background-color="#ffffff" loext:char-shading-value="0"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56" style:family="text">
      <style:text-properties fo:color="#000000" style:font-name="Arial1" fo:font-size="12pt" fo:language="pt" fo:country="BR" fo:font-style="normal" fo:font-weight="bold" officeooo:rsid="00260317" style:letter-kerning="true" fo:background-color="#ffffff" loext:char-shading-value="0"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57" style:family="text">
      <style:text-properties fo:font-size="12pt" fo:font-weight="bold" style:font-size-asian="12pt" style:language-asian="en" style:country-asian="US" style:font-weight-asian="bold" style:font-name-complex="Arial2" style:font-size-complex="12pt" style:language-complex="ar" style:country-complex="SA" style:font-weight-complex="bold"/>
    </style:style>
    <style:style style:name="T58" style:family="text">
      <style:text-properties fo:font-size="12pt" style:font-size-asian="12pt" style:language-asian="en" style:country-asian="US" style:font-name-complex="Arial2" style:font-size-complex="12pt" style:language-complex="ar" style:country-complex="SA"/>
    </style:style>
    <style:style style:name="T59" style:family="text">
      <style:text-properties fo:font-size="12pt" style:font-size-asian="12pt" style:language-asian="pt" style:country-asian="BR" style:font-name-complex="Arial2" style:font-size-complex="12pt" style:language-complex="ar" style:country-complex="SA"/>
    </style:style>
    <style:style style:name="T60" style:family="text">
      <style:text-properties fo:text-transform="uppercase" fo:color="#333333" style:font-name="Arial"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61" style:family="text">
      <style:text-properties fo:color="#333333" style:font-name="Arial" fo:font-size="12pt" fo:language="pt" fo:country="BR" style:letter-kerning="true" style:font-name-asian="SimSun" style:font-size-asian="12pt" style:language-asian="zh" style:country-asian="CN" style:font-name-complex="Arial2" style:font-size-complex="12pt" style:language-complex="hi" style:country-complex="IN"/>
    </style:style>
    <style:style style:name="T62" style:family="text">
      <style:text-properties fo:color="#333333" style:font-name="Arial" fo:font-size="12pt" fo:language="pt" fo:country="BR" officeooo:rsid="0045b96c" style:letter-kerning="true" style:font-name-asian="SimSun" style:font-size-asian="12pt" style:language-asian="zh" style:country-asian="CN" style:font-name-complex="Arial2" style:font-size-complex="12pt" style:language-complex="hi" style:country-complex="IN"/>
    </style:style>
    <style:style style:name="T63" style:family="text">
      <style:text-properties fo:color="#333333" style:font-name="Arial"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64" style:family="text">
      <style:text-properties style:font-name="Arial" fo:language="pt" fo:country="BR"/>
    </style:style>
    <style:style style:name="T65" style:family="text">
      <style:text-properties style:font-name="Arial" fo:font-size="12pt" fo:language="pt" fo:country="BR" fo:font-weight="normal" officeooo:rsid="0025c4d3" style:font-size-asian="12pt" style:language-asian="en" style:country-asian="US" style:font-weight-asian="normal" style:font-name-complex="Arial2" style:font-size-complex="12pt" style:language-complex="ar" style:country-complex="SA" style:font-weight-complex="normal"/>
    </style:style>
    <style:style style:name="T66" style:family="text">
      <style:text-properties style:font-name="Arial" fo:font-size="12pt" fo:language="pt" fo:country="BR" fo:font-style="italic" fo:font-weight="normal" officeooo:rsid="0025c4d3" style:font-size-asian="12pt" style:language-asian="en" style:country-asian="US" style:font-style-asian="italic" style:font-weight-asian="normal" style:font-name-complex="Arial2" style:font-size-complex="12pt" style:language-complex="ar" style:country-complex="SA" style:font-style-complex="italic" style:font-weight-complex="normal"/>
    </style:style>
    <style:style style:name="T67" style:family="text">
      <style:text-properties officeooo:rsid="001b6387"/>
    </style:style>
    <style:style style:name="T68" style:family="text">
      <style:text-properties officeooo:rsid="0024cff8"/>
    </style:style>
    <style:style style:name="T69" style:family="text">
      <style:text-properties style:language-asian="en" style:country-asian="US" style:font-name-complex="Arial2" style:language-complex="ar" style:country-complex="SA"/>
    </style:style>
    <style:style style:name="T70" style:family="text">
      <style:text-properties fo:font-weight="bold" style:language-asian="en" style:country-asian="US" style:font-weight-asian="bold" style:font-name-complex="Arial2" style:language-complex="ar" style:country-complex="SA"/>
    </style:style>
    <style:style style:name="T71" style:family="text">
      <style:text-properties fo:font-weight="bold" style:font-weight-asian="bold"/>
    </style:style>
    <style:style style:name="T72" style:family="text">
      <style:text-properties fo:font-weight="bold" officeooo:rsid="0025c4d3" style:font-weight-asian="bold"/>
    </style:style>
    <style:style style:name="T73" style:family="text">
      <style:text-properties fo:font-weight="bold" officeooo:rsid="00275b99" style:font-weight-asian="bold"/>
    </style:style>
    <style:style style:name="T74" style:family="text">
      <style:text-properties fo:font-weight="bold" officeooo:rsid="00320550" style:font-weight-asian="bold"/>
    </style:style>
    <style:style style:name="T75" style:family="text">
      <style:text-properties fo:font-weight="bold"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25c4d3" style:font-weight-asian="normal" style:font-weight-complex="normal"/>
    </style:style>
    <style:style style:name="T78" style:family="text">
      <style:text-properties officeooo:rsid="002518ac"/>
    </style:style>
    <style:style style:name="T79" style:family="text">
      <style:text-properties officeooo:rsid="0025c4d3"/>
    </style:style>
    <style:style style:name="T80" style:family="text">
      <style:text-properties fo:font-style="italic" style:font-style-asian="italic" style:font-style-complex="italic"/>
    </style:style>
    <style:style style:name="T81" style:family="text">
      <style:text-properties fo:font-style="italic" officeooo:rsid="000af931" style:font-style-asian="italic" style:font-style-complex="italic"/>
    </style:style>
    <style:style style:name="T82" style:family="text">
      <style:text-properties fo:font-style="italic" officeooo:rsid="0003449f" style:font-style-asian="italic" style:font-style-complex="italic"/>
    </style:style>
    <style:style style:name="T83" style:family="text">
      <style:text-properties fo:font-style="italic" officeooo:rsid="00071085" style:font-style-asian="italic" style:font-style-complex="italic"/>
    </style:style>
    <style:style style:name="T84" style:family="text">
      <style:text-properties fo:font-style="italic" officeooo:rsid="0009928d" style:font-style-asian="italic" style:font-style-complex="italic"/>
    </style:style>
    <style:style style:name="T85" style:family="text">
      <style:text-properties fo:font-style="italic" officeooo:rsid="00131a0d" fo:background-color="transparent" loext:char-shading-value="0" style:font-style-asian="italic" style:font-style-complex="italic"/>
    </style:style>
    <style:style style:name="T86" style:family="text">
      <style:text-properties fo:font-style="italic" officeooo:rsid="00246da0" fo:background-color="transparent" loext:char-shading-value="0" style:font-style-asian="italic" style:font-style-complex="italic"/>
    </style:style>
    <style:style style:name="T87" style:family="text">
      <style:text-properties fo:font-style="italic" officeooo:rsid="001bb47a" fo:background-color="transparent" loext:char-shading-value="0" style:font-size-asian="10.5pt" style:font-style-asian="italic" style:font-style-complex="italic"/>
    </style:style>
    <style:style style:name="T88" style:family="text">
      <style:text-properties fo:font-style="italic" officeooo:rsid="001c7f99" fo:background-color="transparent" loext:char-shading-value="0" style:font-size-asian="10.5pt" style:font-style-asian="italic" style:font-style-complex="italic"/>
    </style:style>
    <style:style style:name="T89" style:family="text">
      <style:text-properties fo:font-style="italic" officeooo:rsid="0026b94f" fo:background-color="transparent" loext:char-shading-value="0" style:font-size-asian="10.5pt" style:font-style-asian="italic" style:font-style-complex="italic"/>
    </style:style>
    <style:style style:name="T90" style:family="text">
      <style:text-properties fo:font-style="italic" officeooo:rsid="0029ef1b" fo:background-color="transparent" loext:char-shading-value="0" style:font-size-asian="10.5pt" style:font-style-asian="italic" style:font-style-complex="italic"/>
    </style:style>
    <style:style style:name="T91" style:family="text">
      <style:text-properties fo:font-style="italic" officeooo:rsid="002b7b8a" fo:background-color="transparent" loext:char-shading-value="0" style:font-size-asian="10.5pt" style:font-style-asian="italic" style:font-style-complex="italic"/>
    </style:style>
    <style:style style:name="T92" style:family="text">
      <style:text-properties officeooo:rsid="000a248b"/>
    </style:style>
    <style:style style:name="T93" style:family="text">
      <style:text-properties fo:font-variant="normal" fo:text-transform="none" style:text-position="0% 100%" fo:font-style="normal" style:text-underline-style="none" officeooo:rsid="000a248b"/>
    </style:style>
    <style:style style:name="T94" style:family="text">
      <style:text-properties fo:font-variant="normal" fo:text-transform="none" fo:color="#222222" style:font-name="arial" fo:font-size="12pt" fo:letter-spacing="normal" fo:font-style="normal" fo:font-weight="normal" style:font-weight-asian="normal" style:font-weight-complex="normal"/>
    </style:style>
    <style:style style:name="T95" style:family="text">
      <style:text-properties fo:font-variant="normal" fo:text-transform="none" fo:color="#222222" style:font-name="arial" fo:font-size="12pt" fo:letter-spacing="normal" fo:font-style="normal" fo:font-weight="normal" officeooo:rsid="002bdb4f" style:font-weight-asian="normal" style:font-weight-complex="normal"/>
    </style:style>
    <style:style style:name="T96" style:family="text">
      <style:text-properties officeooo:rsid="0003449f"/>
    </style:style>
    <style:style style:name="T97" style:family="text">
      <style:text-properties officeooo:rsid="00071085"/>
    </style:style>
    <style:style style:name="T98" style:family="text">
      <style:text-properties officeooo:rsid="0009928d"/>
    </style:style>
    <style:style style:name="T99" style:family="text">
      <style:text-properties style:use-window-font-color="true" style:font-name="Arial1" fo:font-size="12pt" fo:language="pt" fo:country="BR" fo:font-weight="normal" officeooo:rsid="000d384e" style:font-size-asian="12pt" style:language-asian="en" style:country-asian="US" style:font-weight-asian="normal" style:font-name-complex="Arial2" style:font-size-complex="12pt" style:language-complex="ar" style:country-complex="SA" style:font-weight-complex="normal"/>
    </style:style>
    <style:style style:name="T100" style:family="text">
      <style:text-properties style:use-window-font-color="true" style:font-name="Arial1" fo:font-size="12pt" fo:language="pt" fo:country="BR" fo:font-weight="normal" officeooo:rsid="000c4430"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101" style:family="text">
      <style:text-properties style:use-window-font-color="true" style:font-name="Arial1" fo:font-size="12pt" fo:language="pt" fo:country="BR" fo:font-weight="normal" officeooo:rsid="000d384e"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102" style:family="text">
      <style:text-properties style:use-window-font-color="true" style:font-name="Arial1" fo:font-size="12pt" fo:language="pt" fo:country="BR" fo:font-weight="normal" officeooo:rsid="002d2659"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103" style:family="text">
      <style:text-properties style:use-window-font-color="true" style:font-name="Arial1" fo:font-size="12pt" fo:language="pt" fo:country="BR" fo:font-weight="normal" officeooo:rsid="0030549e" fo:background-color="transparent" loext:char-shading-value="0" style:font-size-asian="12pt" style:language-asian="en" style:country-asian="US" style:font-weight-asian="normal" style:font-name-complex="Arial2" style:font-size-complex="12pt" style:language-complex="ar" style:country-complex="SA" style:font-weight-complex="normal"/>
    </style:style>
    <style:style style:name="T104" style:family="text">
      <style:text-properties fo:font-style="normal" officeooo:rsid="000e41a3" fo:background-color="transparent" loext:char-shading-value="0" style:font-style-asian="normal" style:font-style-complex="normal"/>
    </style:style>
    <style:style style:name="T105" style:family="text">
      <style:text-properties fo:font-style="normal" officeooo:rsid="00131a0d" fo:background-color="transparent" loext:char-shading-value="0" style:font-style-asian="normal" style:font-style-complex="normal"/>
    </style:style>
    <style:style style:name="T106" style:family="text">
      <style:text-properties fo:font-style="normal" officeooo:rsid="00143658" fo:background-color="transparent" loext:char-shading-value="0" style:font-style-asian="normal" style:font-style-complex="normal"/>
    </style:style>
    <style:style style:name="T107" style:family="text">
      <style:text-properties fo:font-style="normal" officeooo:rsid="00184000" fo:background-color="transparent" loext:char-shading-value="0" style:font-style-asian="normal" style:font-style-complex="normal"/>
    </style:style>
    <style:style style:name="T108" style:family="text">
      <style:text-properties fo:font-style="normal" officeooo:rsid="0014b421" fo:background-color="transparent" loext:char-shading-value="0" style:font-style-asian="normal" style:font-style-complex="normal"/>
    </style:style>
    <style:style style:name="T109" style:family="text">
      <style:text-properties fo:font-style="normal" officeooo:rsid="0018f4ad" fo:background-color="transparent" loext:char-shading-value="0" style:font-style-asian="normal" style:font-style-complex="normal"/>
    </style:style>
    <style:style style:name="T110" style:family="text">
      <style:text-properties fo:font-style="normal" officeooo:rsid="001a37b7" fo:background-color="transparent" loext:char-shading-value="0" style:font-style-asian="normal" style:font-style-complex="normal"/>
    </style:style>
    <style:style style:name="T111" style:family="text">
      <style:text-properties fo:font-style="normal" officeooo:rsid="00225216" fo:background-color="transparent" loext:char-shading-value="0" style:font-style-asian="normal" style:font-style-complex="normal"/>
    </style:style>
    <style:style style:name="T112" style:family="text">
      <style:text-properties fo:font-style="normal" officeooo:rsid="00246da0" fo:background-color="transparent" loext:char-shading-value="0" style:font-style-asian="normal" style:font-style-complex="normal"/>
    </style:style>
    <style:style style:name="T113" style:family="text">
      <style:text-properties fo:font-style="normal" officeooo:rsid="0026b94f" fo:background-color="transparent" loext:char-shading-value="0" style:font-style-asian="normal" style:font-style-complex="normal"/>
    </style:style>
    <style:style style:name="T114" style:family="text">
      <style:text-properties fo:font-style="normal" officeooo:rsid="002b8b82" fo:background-color="transparent" loext:char-shading-value="0" style:font-style-asian="normal" style:font-style-complex="normal"/>
    </style:style>
    <style:style style:name="T115" style:family="text">
      <style:text-properties fo:font-style="normal" officeooo:rsid="002d2659" fo:background-color="transparent" loext:char-shading-value="0" style:font-style-asian="normal" style:font-style-complex="normal"/>
    </style:style>
    <style:style style:name="T116" style:family="text">
      <style:text-properties fo:font-style="normal" officeooo:rsid="002f1cec" fo:background-color="transparent" loext:char-shading-value="0" style:font-style-asian="normal" style:font-style-complex="normal"/>
    </style:style>
    <style:style style:name="T117" style:family="text">
      <style:text-properties fo:font-style="normal" officeooo:rsid="003373a8" fo:background-color="transparent" loext:char-shading-value="0" style:font-style-asian="normal" style:font-style-complex="normal"/>
    </style:style>
    <style:style style:name="T118" style:family="text">
      <style:text-properties fo:font-style="normal" officeooo:rsid="0018f4ad" fo:background-color="transparent" loext:char-shading-value="0" style:font-size-asian="10.5pt" style:font-style-asian="normal" style:font-style-complex="normal"/>
    </style:style>
    <style:style style:name="T119" style:family="text">
      <style:text-properties fo:font-style="normal" officeooo:rsid="001b8646" fo:background-color="transparent" loext:char-shading-value="0" style:font-size-asian="10.5pt" style:font-style-asian="normal" style:font-style-complex="normal"/>
    </style:style>
    <style:style style:name="T120" style:family="text">
      <style:text-properties fo:font-style="normal" officeooo:rsid="001bb47a" fo:background-color="transparent" loext:char-shading-value="0" style:font-size-asian="10.5pt" style:font-style-asian="normal" style:font-style-complex="normal"/>
    </style:style>
    <style:style style:name="T121" style:family="text">
      <style:text-properties fo:font-style="normal" officeooo:rsid="001dcf56" fo:background-color="transparent" loext:char-shading-value="0" style:font-size-asian="10.5pt" style:font-style-asian="normal" style:font-style-complex="normal"/>
    </style:style>
    <style:style style:name="T122" style:family="text">
      <style:text-properties fo:font-style="normal" officeooo:rsid="001c7f99" fo:background-color="transparent" loext:char-shading-value="0" style:font-size-asian="10.5pt" style:font-style-asian="normal" style:font-style-complex="normal"/>
    </style:style>
    <style:style style:name="T123" style:family="text">
      <style:text-properties fo:font-style="normal" officeooo:rsid="0026b94f" fo:background-color="transparent" loext:char-shading-value="0" style:font-size-asian="10.5pt" style:font-style-asian="normal" style:font-style-complex="normal"/>
    </style:style>
    <style:style style:name="T124" style:family="text">
      <style:text-properties fo:font-style="normal" officeooo:rsid="00290ff3" fo:background-color="transparent" loext:char-shading-value="0" style:font-size-asian="10.5pt" style:font-style-asian="normal" style:font-style-complex="normal"/>
    </style:style>
    <style:style style:name="T125" style:family="text">
      <style:text-properties fo:font-style="normal" officeooo:rsid="00289d1e" fo:background-color="transparent" loext:char-shading-value="0" style:font-size-asian="10.5pt" style:font-style-asian="normal" style:font-style-complex="normal"/>
    </style:style>
    <style:style style:name="T126" style:family="text">
      <style:text-properties fo:font-style="normal" officeooo:rsid="0029ef1b" fo:background-color="transparent" loext:char-shading-value="0" style:font-size-asian="10.5pt" style:font-style-asian="normal" style:font-style-complex="normal"/>
    </style:style>
    <style:style style:name="T127" style:family="text">
      <style:text-properties fo:font-style="normal" officeooo:rsid="002b7b8a" fo:background-color="transparent" loext:char-shading-value="0" style:font-size-asian="10.5pt" style:font-style-asian="normal" style:font-style-complex="normal"/>
    </style:style>
    <style:style style:name="T128" style:family="text">
      <style:text-properties fo:font-style="normal" officeooo:rsid="002e5cb2" fo:background-color="transparent" loext:char-shading-value="0" style:font-size-asian="10.5pt" style:font-style-asian="normal" style:font-style-complex="normal"/>
    </style:style>
    <style:style style:name="T129" style:family="text">
      <style:text-properties fo:font-style="normal" officeooo:rsid="0029cbea" fo:background-color="transparent" loext:char-shading-value="0" style:font-size-asian="10.5pt" style:font-style-asian="normal" style:font-style-complex="normal"/>
    </style:style>
    <style:style style:name="T130" style:family="text">
      <style:text-properties fo:font-style="normal" officeooo:rsid="002b6a12" fo:background-color="transparent" loext:char-shading-value="0" style:font-size-asian="10.5pt" style:font-style-asian="normal" style:font-style-complex="normal"/>
    </style:style>
    <style:style style:name="T131" style:family="text">
      <style:text-properties fo:font-style="normal" officeooo:rsid="002b8b82" fo:background-color="transparent" loext:char-shading-value="0" style:font-size-asian="10.5pt" style:font-style-asian="normal" style:font-style-complex="normal"/>
    </style:style>
    <style:style style:name="T132" style:family="text">
      <style:text-properties fo:font-style="normal" officeooo:rsid="002d2659" fo:background-color="transparent" loext:char-shading-value="0" style:font-size-asian="10.5pt" style:font-style-asian="normal" style:font-style-complex="normal"/>
    </style:style>
    <style:style style:name="T133" style:family="text">
      <style:text-properties fo:font-style="normal" officeooo:rsid="002f1cec" fo:background-color="transparent" loext:char-shading-value="0" style:font-size-asian="10.5pt" style:font-style-asian="normal" style:font-style-complex="normal"/>
    </style:style>
    <style:style style:name="T134" style:family="text">
      <style:text-properties officeooo:rsid="00275b99"/>
    </style:style>
    <style:style style:name="T135" style:family="text">
      <style:text-properties officeooo:rsid="00382bf9"/>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tracked-changes>
        <text:changed-region xml:id="ct94684724819456" text:id="ct94684724819456">
          <text:deletion>
            <office:change-info>
              <dc:creator>Ubiratan Nascimento</dc:creator>
              <dc:date>2020-04-12T12:15:35</dc:date>
            </office:change-info>
            <text:p text:style-name="P145"><text:span text:style-name="T134"><text:tab/>1.</text:span><text:span text:style-name="T135">2 </text:span>OBJETIVOS</text:p>
          </text:deletion>
        </text:changed-region>
        <text:changed-region xml:id="ct94684724783472" text:id="ct94684724783472">
          <text:deletion>
            <office:change-info>
              <dc:creator>Ubiratan Nascimento</dc:creator>
              <dc:date>2020-04-12T12:15:41</dc:date>
            </office:change-info>
            <text:p text:style-name="P131"><text:span text:style-name="T72"><text:tab/></text:span></text:p>
          </text:deletion>
        </text:changed-region>
        <text:changed-region xml:id="ct94684724815424" text:id="ct94684724815424">
          <text:deletion>
            <office:change-info>
              <dc:creator>Ubiratan Nascimento</dc:creator>
              <dc:date>2020-04-12T12:15:38</dc:date>
            </office:change-info>
            <text:p text:style-name="P131"><text:span text:style-name="T72">.1</text:span></text:p>
          </text:deletion>
        </text:changed-region>
        <text:changed-region xml:id="ct94684724839328" text:id="ct94684724839328">
          <text:deletion>
            <office:change-info>
              <dc:creator>Ubiratan Nascimento</dc:creator>
              <dc:date>2020-04-12T12:15:43</dc:date>
            </office:change-info>
            <text:p text:style-name="P133"><text:span text:style-name="T72"><text:tab/></text:span></text:p>
          </text:deletion>
        </text:changed-region>
        <text:changed-region xml:id="ct94684724840560" text:id="ct94684724840560">
          <text:deletion>
            <office:change-info>
              <dc:creator>Ubiratan Nascimento</dc:creator>
              <dc:date>2020-04-12T12:15:53</dc:date>
            </office:change-info>
            <text:p text:style-name="P131"><text:span text:style-name="T72"><text:tab/></text:span></text:p>
          </text:deletion>
        </text:changed-region>
        <text:changed-region xml:id="ct94684724841488" text:id="ct94684724841488">
          <text:insertion>
            <office:change-info>
              <dc:creator>Ubiratan Nascimento</dc:creator>
              <dc:date>2020-04-12T12:15:56</dc:date>
            </office:change-info>
          </text:insertion>
        </text:changed-region>
        <text:changed-region xml:id="ct94684724841808" text:id="ct94684724841808">
          <text:deletion>
            <office:change-info>
              <dc:creator>Ubiratan Nascimento</dc:creator>
              <dc:date>2020-04-12T12:15:55</dc:date>
            </office:change-info>
            <text:p text:style-name="P131"><text:span text:style-name="T72">2.1</text:span></text:p>
          </text:deletion>
        </text:changed-region>
        <text:changed-region xml:id="ct94684724849456" text:id="ct94684724849456">
          <text:deletion>
            <office:change-info>
              <dc:creator>Ubiratan Nascimento</dc:creator>
              <dc:date>2020-04-12T12:16:44</dc:date>
            </office:change-info>
            <text:p text:style-name="P142"><text:span text:style-name="T66"><text:s/></text:span></text:p>
          </text:deletion>
        </text:changed-region>
        <text:changed-region xml:id="ct94684724867088" text:id="ct94684724867088">
          <text:deletion>
            <office:change-info>
              <dc:creator>Ubiratan Nascimento</dc:creator>
              <dc:date>2020-04-12T12:17:03</dc:date>
            </office:change-info>
            <text:p text:style-name="P100"><text:span text:style-name="T54">3</text:span></text:p>
          </text:deletion>
        </text:changed-region>
        <text:changed-region xml:id="ct94684724868528" text:id="ct94684724868528">
          <text:insertion>
            <office:change-info>
              <dc:creator>Ubiratan Nascimento</dc:creator>
              <dc:date>2020-04-12T12:17:03</dc:date>
            </office:change-info>
          </text:insertion>
        </text:changed-region>
        <text:changed-region xml:id="ct94684724874448" text:id="ct94684724874448">
          <text:deletion>
            <office:change-info>
              <dc:creator>Ubiratan Nascimento</dc:creator>
              <dc:date>2020-04-12T12:17:09</dc:date>
            </office:change-info>
            <text:p text:style-name="P101"><text:span text:style-name="T30">4</text:span></text:p>
          </text:deletion>
        </text:changed-region>
        <text:changed-region xml:id="ct94684724874688" text:id="ct94684724874688">
          <text:insertion>
            <office:change-info>
              <dc:creator>Ubiratan Nascimento</dc:creator>
              <dc:date>2020-04-12T12:17:09</dc:date>
            </office:change-info>
          </text:insertion>
        </text:changed-region>
        <text:changed-region xml:id="ct94684743290144" text:id="ct94684743290144">
          <text:insertion>
            <office:change-info>
              <dc:creator>Ubiratan Nascimento</dc:creator>
              <dc:date>2020-04-19T21:50:46</dc:date>
            </office:change-info>
          </text:insertion>
        </text:changed-region>
        <text:changed-region xml:id="ct94684743287392" text:id="ct94684743287392">
          <text:deletion>
            <office:change-info>
              <dc:creator>Ubiratan Nascimento</dc:creator>
              <dc:date>2020-04-19T21:50:46</dc:date>
            </office:change-info>
            <text:p text:style-name="P77"><text:span text:style-name="T106">só a consolidar-se</text:span></text:p>
          </text:deletion>
        </text:changed-region>
        <text:changed-region xml:id="ct94684742934064" text:id="ct94684742934064">
          <text:insertion>
            <office:change-info>
              <dc:creator>Ubiratan Nascimento</dc:creator>
              <dc:date>2020-04-19T21:50:55</dc:date>
            </office:change-info>
          </text:insertion>
        </text:changed-region>
        <text:changed-region xml:id="ct94684601324560" text:id="ct94684601324560">
          <text:deletion>
            <office:change-info>
              <dc:creator>Ubiratan Nascimento</dc:creator>
              <dc:date>2020-04-19T21:50:55</dc:date>
            </office:change-info>
            <text:p text:style-name="P77"><text:span text:style-name="T108">mal intencionado</text:span></text:p>
          </text:deletion>
        </text:changed-region>
        <text:changed-region xml:id="ct94684743188192" text:id="ct94684743188192">
          <text:format-change>
            <office:change-info>
              <dc:creator>Ubiratan Nascimento</dc:creator>
              <dc:date>2020-04-19T21:52:23</dc:date>
            </office:change-info>
          </text:format-change>
        </text:changed-region>
        <text:changed-region xml:id="ct94684744146816" text:id="ct94684744146816">
          <text:format-change>
            <office:change-info>
              <dc:creator>Ubiratan Nascimento</dc:creator>
              <dc:date>2020-04-19T21:52:35</dc:date>
            </office:change-info>
          </text:format-change>
        </text:changed-region>
        <text:changed-region xml:id="ct94684743946256" text:id="ct94684743946256">
          <text:format-change>
            <office:change-info>
              <dc:creator>Ubiratan Nascimento</dc:creator>
              <dc:date>2020-04-19T21:52:3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NSTITUTO FEDERAL DE EDUCAÇÃO, CIÊNCIA E </text:p>
      <text:p text:style-name="P54">TECNOLOGIA DE SÃO PAULO</text:p>
      <text:p text:style-name="P128">CÂMPU<text:span text:style-name="T68">S VOTUPORANGA</text:span></text:p>
      <text:p text:style-name="P128"/>
      <text:p text:style-name="P128"/>
      <text:p text:style-name="P128"/>
      <text:p text:style-name="P128"/>
      <text:p text:style-name="P128"/>
      <text:p text:style-name="P55">MARIANA DE ALMEIDA RODRIGUES</text:p>
      <text:p text:style-name="P128"/>
      <text:p text:style-name="P128"/>
      <text:p text:style-name="P129"/>
      <text:p text:style-name="P56">BOAS PRÁTICAS DE PROGRAMAÇÃO NO DESENVOLVIMENTO DE APLICAÇÕES WEB</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55">VOTUPORANGA</text:p>
      <text:p text:style-name="P20">2020</text:p>
      <text:p text:style-name="P62">Mariana de Almeida Rodrigu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8">BOAS PRÁTICAS DE PROGRAMAÇÃO NO DESENVOLVIMENTO DE APLICAÇÕES WEB </text:p>
      <text:p text:style-name="P22"/>
      <text:p text:style-name="P22"/>
      <text:p text:style-name="P130">Trabalho de Conclusão de Curso apresentado como exigência parcial para obtenção do diploma do curso T<text:span text:style-name="T78">e</text:span>cnólogo e<text:span text:style-name="T68">m Informática</text:span> no Instituto Federal de Educação, Ciência e Tecnologia de São Paulo, Câmpus <text:span text:style-name="T68">Votuporanga</text:span>.</text:p>
      <text:p text:style-name="P23"/>
      <text:p text:style-name="P113">Professor Orientador: <text:span text:style-name="T68">Ubiratan Zakaib do Nascimento</text:span>.</text:p>
      <text:p text:style-name="P24"/>
      <text:p text:style-name="P24"/>
      <text:p text:style-name="P24"/>
      <text:p text:style-name="P24"/>
      <text:p text:style-name="P24"/>
      <text:p text:style-name="P24"/>
      <text:p text:style-name="P24"/>
      <text:p text:style-name="P24"/>
      <text:p text:style-name="P24"/>
      <text:p text:style-name="P25">Votuporanga</text:p>
      <text:p text:style-name="P25">2020</text:p>
      <text:p text:style-name="P68">FICHA CATALOGRÁFICA</text:p>
      <text:p text:style-name="P28">(APÓS AS CORREÇÕES DA BANCA EXAMINADORA A FICHA CATALOGRÁFICA DEVERÁ SER SOLICITADA, <text:span text:style-name="T67">VIA PERGAMUM, </text:span>À BIBLIOTECA PARA <text:span text:style-name="T67">ELABORAÇÃO)</text:span></text:p>
      <text:p text:style-name="P36"/>
      <text:p text:style-name="P36"/>
      <text:p text:style-name="P64">ERRATA</text:p>
      <text:p text:style-name="P33">(Exemplo)</text:p>
      <text:p text:style-name="P33"/>
      <text:p text:style-name="P11"><text:span text:style-name="T69">SOBRENOME, Nome. </text:span><text:span text:style-name="T70">Título do trabalho:</text:span><text:span text:style-name="T69"> subtítulo do trabalho, 2017. 57 f. Trabalho de Conclusão de Curso (Tecnólogo em Análise e Desenvolvimento de Sistemas) — Instituto Federal de Educação, Ciência e Tecnologia de São Paulo, Votuporanga, 2017.</text:span></text:p>
      <text:p text:style-name="P9"/>
      <table:table table:name="Tabela1" table:style-name="Tabela1">
        <table:table-column table:style-name="Tabela1.A" table:number-columns-repeated="3"/>
        <table:table-column table:style-name="Tabela1.D"/>
        <table:table-row>
          <table:table-cell table:style-name="Tabela1.A1" office:value-type="string">
            <text:p text:style-name="P126">Folha</text:p>
          </table:table-cell>
          <table:table-cell table:style-name="Tabela1.A1" office:value-type="string">
            <text:p text:style-name="P126">Linha</text:p>
          </table:table-cell>
          <table:table-cell table:style-name="Tabela1.A1" office:value-type="string">
            <text:p text:style-name="P126">Onde se lê</text:p>
          </table:table-cell>
          <table:table-cell table:style-name="Tabela1.D1" office:value-type="string">
            <text:p text:style-name="P126">Leia-se</text:p>
          </table:table-cell>
        </table:table-row>
        <table:table-row>
          <table:table-cell table:style-name="Tabela1.A2" office:value-type="string">
            <text:p text:style-name="P127">13</text:p>
          </table:table-cell>
          <table:table-cell table:style-name="Tabela1.A2" office:value-type="string">
            <text:p text:style-name="P127">2</text:p>
          </table:table-cell>
          <table:table-cell table:style-name="Tabela1.A2" office:value-type="string">
            <text:p text:style-name="P127">quantificação</text:p>
          </table:table-cell>
          <table:table-cell table:style-name="Tabela1.D2" office:value-type="string">
            <text:p text:style-name="P127">quantificação</text:p>
          </table:table-cell>
        </table:table-row>
        <table:table-row>
          <table:table-cell table:style-name="Tabela1.A2" office:value-type="string">
            <text:p text:style-name="P127">20</text:p>
          </table:table-cell>
          <table:table-cell table:style-name="Tabela1.A2" office:value-type="string">
            <text:p text:style-name="P127">10</text:p>
          </table:table-cell>
          <table:table-cell table:style-name="Tabela1.A2" office:value-type="string">
            <text:p text:style-name="P127">computadorw</text:p>
          </table:table-cell>
          <table:table-cell table:style-name="Tabela1.D2" office:value-type="string">
            <text:p text:style-name="P127">computador</text:p>
          </table:table-cell>
        </table:table-row>
      </table:table>
      <text:p text:style-name="P9"/>
      <text:p text:style-name="P9"/>
      <text:p text:style-name="P11"><text:span text:style-name="T5">Elemento Pré-Textual Opcional. Deve ser inserida logo após a folha de rosto, constituída pela referência do trabalho e pelo texto da errata. Apresentada em papel avulso ou encartado, acrescida ao trabalho depois de impresso, </text:span><text:span text:style-name="T9">caso não haja outro jeito de corrigir o erro de digitação.</text:span></text:p>
      <text:p text:style-name="P32"/>
      <text:p text:style-name="P60">Mariana de Almeida Rodrigues</text:p>
      <text:p text:style-name="P10"/>
      <text:p text:style-name="P10"/>
      <text:p text:style-name="P10"/>
      <text:p text:style-name="P10"/>
      <text:p text:style-name="P10"/>
      <text:p text:style-name="P18">BOAS PRÁTICAS DE PROGRAMAÇÃO NO DESENVOLVIMENTO DE APLICAÇÕES WEB </text:p>
      <text:p text:style-name="P17"/>
      <text:p text:style-name="P17"/>
      <text:p text:style-name="P17"/>
      <text:p text:style-name="P114">Trabalho de Conclusão de Curso apresentado como exigência parcial para obtenção do diploma do curso Tecnólogo e<text:span text:style-name="T78">m Informática</text:span> no Instituto Federal de Educação, Ciência e Tecnologia de São Paulo, Câmpu<text:span text:style-name="T78">s Votuporanga</text:span>.</text:p>
      <text:p text:style-name="P23"/>
      <text:p text:style-name="P112">Professor Orientador: <text:span text:style-name="T78">Ubiratan Zakaib do Nascimento</text:span>.</text:p>
      <text:p text:style-name="P53"/>
      <text:p text:style-name="P115"/>
      <text:p text:style-name="P12"><text:span text:style-name="T46">Aprovado pela banca examinadora em</text:span><text:span text:style-name="T10"> xx </text:span><text:span text:style-name="T46">de </text:span><text:span text:style-name="T10">mês</text:span><text:span text:style-name="T46"> de </text:span><text:span text:style-name="T10">ano</text:span><text:span text:style-name="T46">.</text:span></text:p>
      <text:p text:style-name="P42"/>
      <text:p text:style-name="P43">BANCA EXAMINADORA:</text:p>
      <text:p text:style-name="P13"/>
      <text:p text:style-name="P13"/>
      <text:p text:style-name="P44">________________________________________________________</text:p>
      <text:p text:style-name="P14"><text:span text:style-name="T47">Prof. D.r Cicrano da Silva </text:span><text:span text:style-name="T11">(para feminino use Dra.)</text:span></text:p>
      <text:p text:style-name="P31"/>
      <text:p text:style-name="P13"/>
      <text:p text:style-name="P40">________________________________________________________</text:p>
      <text:p text:style-name="P38"><text:span text:style-name="T47">Prof. M.e Beltrano dos Santos </text:span><text:span text:style-name="T11">(para feminino use M.ª)</text:span></text:p>
      <text:p text:style-name="P39"/>
      <text:p text:style-name="P39"/>
      <text:p text:style-name="P44">________________________________________________________</text:p>
      <text:p text:style-name="P46">Prof. Esp. José Luis Brasil</text:p>
      <text:p text:style-name="P46"/>
      <text:p text:style-name="P30"><text:soft-page-break/></text:p>
      <text:p text:style-name="P58"><text:span text:style-name="T6">DEDICAT</text:span><text:span text:style-name="T7">ÓRIA</text:span></text:p>
      <text:p text:style-name="P29"/>
      <text:p text:style-name="P95"><text:span text:style-name="T3">(EXEMPLO — ELEMENTO PRÉ-TEXTUAL OPCIONAL; </text:span><text:span text:style-name="T4">NÃO INFORMAR O TÍTULO DEDICATÓRIA)</text:span></text:p>
      <text:p text:style-name="P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2"/>
      <text:p text:style-name="P116"/>
      <text:p text:style-name="P116"/>
      <text:p text:style-name="P116"/>
      <text:p text:style-name="P123"/>
      <text:p text:style-name="P117"/>
      <text:p text:style-name="P119">Dedicamos este trabalho a todos os colegas de classe que estiveram presente nessa trajetória de alegrias e de superação.</text:p>
      <text:p text:style-name="P66">AGRADECIMENTOS</text:p>
      <text:p text:style-name="P48"/>
      <text:p text:style-name="P16"><text:tab/><text:span text:style-name="T49">Agradeço a todos os professores e servidores do IFSP, Câmpus Votuporanga, que contribuíram direta ou indiretamente para a conclusão deste trabalho.</text:span></text:p>
      <text:p text:style-name="P37"><text:tab/>À minha família, que deu todo o apoio necessário para que eu chegasse até aqui.</text:p>
      <text:p text:style-name="P37"><text:tab/>Ao meu orientador, que me auxiliou a solucionar as dificuldades encontradas no caminho.</text:p>
      <text:p text:style-name="P125">EPÍGRAFE</text:p>
      <text:p text:style-name="P7"><text:span text:style-name="T3">(EXEMPLO — ELEMENTO PRÉ-TEXTUAL OPCIONAL; </text:span><text:span text:style-name="T2">NÃO INFORMAR O TÍTULO EPÍGRAFE)</text:span></text:p>
      <text:p text:style-name="P7"/>
      <text:p text:style-name="P3"/>
      <text:p text:style-name="P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24"/>
      <text:p text:style-name="P118"/>
      <text:p text:style-name="P118"/>
      <text:p text:style-name="P121"><text:span text:style-name="T46">“</text:span><text:span text:style-name="T48">Descobrir consiste em olhar para o que <text:tab/>todo mundo está vendo e pensar uma coisa diferente”</text:span></text:p>
      <text:p text:style-name="P120">Roger Von Oech</text:p>
      <text:p text:style-name="P67">RESUMO</text:p>
      <text:p text:style-name="P49"/>
      <text:p text:style-name="P52"><text:span text:style-name="T32">O resumo é a apresentação dos pontos relevantes de um documento. O resumo de um trabalho acadêmico deve ser do tipo informativo, para que o leitor conheça as</text:span><text:span text:style-name="T33"> finalidades, metodologia, resultados e conclusões do documento, de tal forma que este possa dispensar a consulta ao original. É composto por uma sequência de frases concisas, afirmativas e não pode ter enumeração de tópicos, recomendando-se parágrafo único. A primeira frase deve ser significativa, explicando o tema principal do documento. Segue-se indicando a categoria do trabalho, como memória, estudo de caso, análise de situação, dentre outros. Deve-se usar o verbo na voz ativa e na terceira pessoa do singular e evitar o uso de símbolos e contrações, fórmulas, equações e diagramas apenas quando absolutamente necessário, seguidos de sua definição na primeira vez em que forem mencionados. Quando o resumo não é inserido no próprio documento, deve ser precedido de sua referência. Sua extensão é de 150 a 500 palavras. </text:span><text:span text:style-name="T34">(Arial/Times New Roman; 12; Justificado; Espaçamento 1,5).</text:span></text:p>
      <text:p text:style-name="P50"/>
      <text:p text:style-name="P96"><text:span text:style-name="T39">Palavras-chave: </text:span><text:span text:style-name="T35">As palavras-chave devem figurar logo abaixo do resumo, antecedidas da expressão “Palavras-chave:” </text:span><text:span text:style-name="T36">e</text:span><text:span text:style-name="T35"> separadas entre si por ponto e finalizadas também por ponto. Deve constar de 3 a 5 palavras no máximo e ordenadas por ordem de relevância.</text:span></text:p>
      <text:p text:style-name="P5"/>
      <text:p text:style-name="P45"/>
      <text:p text:style-name="P102">ABSTRACT</text:p>
      <text:p text:style-name="P85"/>
      <text:p text:style-name="P90">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90"/>
      <text:p text:style-name="P91"><text:span text:style-name="T57">Keywords:</text:span><text:span text:style-name="T58"> Standardization. Academics Works. Documents.</text:span></text:p>
      <text:p text:style-name="P71"/>
      <text:p text:style-name="P105">LISTA DE <text:span text:style-name="T78">FIGURAS</text:span></text:p>
      <text:p text:style-name="P75">Figura 1 – Produto 1..............................................................................................<text:tab/>49</text:p>
      <text:p text:style-name="P80">Figura 2 – Produto 2..............................................................................................<text:tab/>50</text:p>
      <text:p text:style-name="P80">Gráfico 1 – Variação do 1º mês.............................................................................<text:tab/>45</text:p>
      <text:p text:style-name="P80">Gráfico 2 – Variação do 2º mês.............................................................................<text:tab/>47</text:p>
      <text:p text:style-name="P80">Quadro 1 – Cronograma........................................................................................<text:tab/>20</text:p>
      <text:p text:style-name="P110"/>
      <text:p text:style-name="P71"><text:span text:style-name="T8">Elemento Pré-Textual Opcional</text:span><text:span text:style-name="T1">. </text:span><text:span text:style-name="T8">Elaborada de acordo com a ordem de apresentada no texto, com cada item designado por seu nome específico, travessão, título e respectivo número da folha ou página. Quando necessário, recomenda-se a elaboração de lista própria para cada tipo de ilustração (desenhos, esquemas, fluxogramas, fotografias, gráficos, mapas, orgonogramas, plantas, quadros, retratos e outras).</text:span></text:p>
      <text:p text:style-name="P103">LISTA DE TABELAS</text:p>
      <text:p text:style-name="P87"/>
      <text:p text:style-name="P87">Tabela 1 – Relação de redes 1..............................................................................<text:tab/>27</text:p>
      <text:p text:style-name="P87">Tabela 2 – Relação de redes 2..............................................................................<text:tab/>30</text:p>
      <text:p text:style-name="P87">Tabela 3 – Relação de redes 3..............................................................................<text:tab/>33 </text:p>
      <text:p text:style-name="P87"/>
      <text:p text:style-name="P111"><text:span text:style-name="T12">Elemento Pré-Textual Opcional</text:span><text:span text:style-name="T13">. </text:span><text:span text:style-name="T12">Elaborada de acordo com a ordem de apresentada no texto, com cada item designado por seu nome específico, acompanhado do respectivo número da folha ou página.</text:span></text:p>
      <text:p text:style-name="P93"/>
      <text:p text:style-name="P104">LISTA DE S<text:span text:style-name="T78">IGLAS</text:span></text:p>
      <text:p text:style-name="P74"/>
      <text:p text:style-name="P99"><text:span text:style-name="T19">PHP - </text:span><text:span text:style-name="T94">PHP: Hypertext Preprocessor </text:span></text:p>
      <text:p text:style-name="P99"><text:span text:style-name="T95">SQL - </text:span><text:span text:style-name="T94">Structured Query Language</text:span></text:p>
      <text:p text:style-name="P99"><text:span text:style-name="T95">URL - </text:span><text:span text:style-name="T94">Uniform Resource Locator</text:span></text:p>
      <text:p text:style-name="P81"/>
      <text:p text:style-name="P93"/>
      <text:p text:style-name="P59"><text:span text:style-name="T43">SUMÁRIO</text:span><text:span text:style-name="T44"> </text:span></text:p>
      <text:p text:style-name="P27">(EXEMPLO)</text:p>
      <text:p text:style-name="P15"><text:span text:style-name="T45">1<text:tab/>INTRODUÇÃO…………………………………………………………………</text:span><text:span text:style-name="T46">11</text:span></text:p>
      <text:p text:style-name="P97"><text:span text:style-name="T40">1.</text:span><text:span text:style-name="T38">2<text:tab/>OBJETIVOS……………………………………………………………………<text:tab/></text:span><text:span text:style-name="T35">13</text:span></text:p>
      <text:p text:style-name="P97"><text:span text:style-name="T42">1.</text:span><text:span text:style-name="T41">2.1<text:tab/>OBJETIVOS GERAIS…………………………………………………………<text:tab/></text:span><text:span text:style-name="T35">13</text:span></text:p>
      <text:p text:style-name="P97"><text:span text:style-name="T42">1.</text:span><text:span text:style-name="T41">2.2<text:tab/>OBJETIVOS ESPECÍFICOS…………………………………………………<text:tab/></text:span><text:span text:style-name="T35">14</text:span></text:p>
      <text:p text:style-name="P97"><text:span text:style-name="T42">1.3</text:span><text:span text:style-name="T41"> <text:tab/></text:span><text:span text:style-name="T42">JUSTIFICATIVA</text:span><text:span text:style-name="T41">……………………………………………………………….<text:tab/></text:span><text:span text:style-name="T35">15</text:span></text:p>
      <text:p text:style-name="P98"><text:span text:style-name="T40">1.4</text:span><text:span text:style-name="T38"><text:tab/>REFERENCIAL TEÓRICO…………………………………………………...<text:tab/></text:span><text:span text:style-name="T35">15</text:span></text:p>
      <text:p text:style-name="P97"><text:span text:style-name="T40">2</text:span><text:span text:style-name="T38"><text:tab/>CONSIDERAÇÕES FINAIS………………………………………………….<text:tab/></text:span><text:span text:style-name="T35">55</text:span></text:p>
      <text:p text:style-name="P97"><text:span text:style-name="T35"><text:tab/></text:span><text:span text:style-name="T39">REFERÊNCIAS………………………………………………………………..<text:tab/></text:span><text:span text:style-name="T37">57</text:span></text:p>
      <text:p text:style-name="P97"><text:span text:style-name="T37"><text:tab/></text:span><text:span text:style-name="T39">APÊNDICES……………………………………………………………………<text:tab/></text:span><text:span text:style-name="T37">59</text:span></text:p>
      <text:p text:style-name="P94">NOTA – Elaborado conforme ABNT NBR 6027</text:p>
      <text:p text:style-name="P148">1 INTRODUÇÃO</text:p>
      <text:p text:style-name="P88"/>
      <text:p text:style-name="P88"><text:tab/>O projeto tem a finalidade de mostrar formas de deixar o desenvolvimento, neste caso destinado à <text:span text:style-name="T80">web</text:span>, mais seguro, mitigando ao máximo, as possíveis falhas ou ataques. Para o norteamento dos principais problemas de segurança, foi usado o OWASP <text:span text:style-name="T79">(</text:span>Projeto Aberto de Segurança em Aplicações Web), que visa demonstrar as maiores falhas do ano e listá-las em tópicos, entre outras coisas como documentos, artigos, ferramentas do ramo, segundo o OWASP (2020).</text:p>
      <text:p text:style-name="P89"><text:tab/>Segundo o autor Carvalho et al.(2013), a indiferença em relação ao tema, talvez seja pela falta de conhecimento sobre essas vulnerabilidades. Para mostrá-las e corrigi-las, partiremos de uma ferramenta que contém diversos erros, até desenvolver uma aplicação sem falhas.</text:p>
      <text:p text:style-name="P86"/>
      <text:p text:style-name="P145"><text:change text:change-id="ct94684724819456"/></text:p>
      <text:p text:style-name="P131"><text:span text:style-name="T72"><text:tab/></text:span><text:change text:change-id="ct94684724783472"/><text:span text:style-name="T73">1.</text:span><text:span text:style-name="T72">2</text:span><text:change text:change-id="ct94684724815424"/><text:span text:style-name="T72"> OBJETIVO GERAL</text:span></text:p>
      <text:p text:style-name="P133"><text:span text:style-name="T72"><text:tab/><text:tab/></text:span><text:change text:change-id="ct94684724839328"/><text:span text:style-name="T77">Ressaltar a importância de uma programação pensada corretamente, que vai gerar mais segurança tanto para quem programa, para quem compra o produto e principalmente para quem usa. Provar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32"/>
      <text:p text:style-name="P131"><text:span text:style-name="T72"><text:tab/></text:span><text:change text:change-id="ct94684724840560"/><text:span text:style-name="T73">1.</text:span><text:change-start text:change-id="ct94684724841488"/><text:span text:style-name="T74">3</text:span><text:change-end text:change-id="ct94684724841488"/><text:change text:change-id="ct94684724841808"/><text:span text:style-name="T72"> OBJETIVOS ESPECÍFICOS</text:span></text:p>
      <text:list xml:id="list3874610209" text:style-name="L1">
        <text:list-item>
          <text:p text:style-name="P141"><text:span text:style-name="T65">Desenvolver uma aplicação </text:span><text:span text:style-name="T66">web</text:span><text:change text:change-id="ct94684724849456"/><text:span text:style-name="T65">;</text:span></text:p>
        </text:list-item>
        <text:list-item>
          <text:p text:style-name="P139">Estudar a linguagem de programação PHP orientada a objeto;</text:p>
        </text:list-item>
        <text:list-item>
          <text:p text:style-name="P139">Explorar as diversas formas de proteger o sistema contra-ataques;</text:p>
        </text:list-item>
        <text:list-item>
          <text:p text:style-name="P139">Mostrar os resultados dos ataques em uma aplicação não segura;</text:p>
        </text:list-item>
        <text:list-item>
          <text:p text:style-name="P139">Mostrar as falhas de segurança que pode acontecer se a entrada e saída de dados não forem tratadas devidamente.</text:p>
        </text:list-item>
      </text:list>
      <text:p text:style-name="P132"/>
      <text:p text:style-name="P100"><text:span text:style-name="T53"><text:tab/>1.</text:span><text:change text:change-id="ct94684724867088"/><text:change-start text:change-id="ct94684724868528"/><text:span text:style-name="T55">4</text:span><text:change-end text:change-id="ct94684724868528"/><text:span text:style-name="T54"> </text:span><text:span text:style-name="T56">JUSTIFICATIVA </text:span></text:p>
      <text:p text:style-name="P108"><text:soft-page-break/><text:span text:style-name="T50"><text:tab/><text:tab/></text:span><text:span text:style-name="T76">A cada dia, mais pessoas estão conectadas no mundo virtual, oferecendo seus dados, muitas vezes de forma não intencional. O inconveniente é que existem diversos criminosos tentando acessá-los a todo momento. Quando esses dados são expostos por alguém ilicitamente, vazamento de fotos íntimas, contas de banco, informações pessoais e empresariais, podem se tornar um transtorno maior do que se imagina, como, por exemplo, a fraude em uma eleição devido a dados pessoais.</text:span></text:p>
      <text:p text:style-name="P109"><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como vazamento de informações são inadmissíveis. Portanto, este trabalho ressaltará o valor de se investir nessa área, pois existem diversas vulnerabilidades já conhecidas.</text:p>
      <text:p text:style-name="P76"/>
      <text:p text:style-name="P101"><text:span text:style-name="T30"><text:tab/>1.</text:span><text:change text:change-id="ct94684724874448"/><text:change-start text:change-id="ct94684724874688"/><text:span text:style-name="T31">5</text:span><text:change-end text:change-id="ct94684724874688"/><text:span text:style-name="T30"> FUNDAMENTO TEÓRICO</text:span></text:p>
      <text:p text:style-name="P77"><text:tab/><text:tab/><text:span text:style-name="T92">De acordo com os autores, </text:span><text:span text:style-name="T93">(LÜDERS; BIANCHINI, 2017), a</text:span><text:span text:style-name="T96"> gestão pública vem adotando medidas que melhoram a segurança das Cidades Inteligentes. Elas formam uma rede de informações que em sua maioria, usa a linguagem de programação PHP em 82,9% e </text:span><text:span text:style-name="T81">s</text:span><text:span text:style-name="T82">oftwares</text:span><text:span text:style-name="T96"> livres. A segurança deve estar em todas as fases do desenvolvimento, pois, a cada dia, a sofisticação dos ataques vem crescendo. As principais vulnerabilidades testadas são: </text:span><text:span text:style-name="T83">SQL Injection</text:span><text:span text:style-name="T97">, consiste em adicionar caracteres ou comandos SQL nos campos de formulário através de parâmetros passados por </text:span><text:span text:style-name="T83">URLs</text:span><text:span text:style-name="T97">; </text:span><text:span text:style-name="T83">Cross-Site Scripting</text:span><text:span text:style-name="T97">, ela permite inserir códigos maliciosos JavaScript, por exemplo, para roubar informações contidas nos </text:span><text:span text:style-name="T83">cookies</text:span><text:span text:style-name="T97">; e </text:span><text:span text:style-name="T84">Any File Inclusion</text:span><text:span text:style-name="T98">, que é quando um atacante insere um arquivo em um URL, esse arquivo pode executar comandos maliciosos.</text:span></text:p>
      <text:p text:style-name="P134"><text:span text:style-name="T17"><text:tab/><text:tab/></text:span><text:span text:style-name="T18">O </text:span><text:span text:style-name="T99">auto</text:span><text:span text:style-name="T101">r</text:span><text:span text:style-name="T100"> </text:span><text:span text:style-name="T102">(SOUZA, 2012), </text:span><text:span text:style-name="T103">diz </text:span><text:span text:style-name="T102">que </text:span><text:span text:style-name="T20">a segurança de aplicações </text:span><text:span text:style-name="T14">Web </text:span><text:span text:style-name="T20">não recebe a notoriedade necessária pelas empresas de desenvolvimento. Tendo isso em mente, utilizou-se a metodologia proposta pela OWASP, </text:span><text:span text:style-name="T21">para realizar uma pesquisa qualitativa, </text:span><text:span text:style-name="T20">com a finalidade de testar se os métodos propostos são possíveis de serem aplicados </text:span><text:span text:style-name="T22">valoriza</text:span><text:span text:style-name="T21">ndo</text:span><text:span text:style-name="T22"> os princípios de segurança </text:span><text:span text:style-name="T21">de </text:span><text:span text:style-name="T22">confidencialidade, integridade, autenticidade e disponibilidade. O </text:span><text:span text:style-name="T21">resultado foi que </text:span><text:soft-page-break/><text:span text:style-name="T22">os desenvolvedores não utilizam normas de segurança durante o ciclo vida dos projetos de </text:span><text:span text:style-name="T15">software</text:span><text:span text:style-name="T22">. Logo, a solução encontrada foi adotar técnicas e recomendações de segurança no desenvolvimento de aplicações </text:span><text:span text:style-name="T15">Web </text:span><text:span text:style-name="T23">através de metodologias para tratar riscos e ameaças.</text:span></text:p>
      <text:p text:style-name="P135"><text:span text:style-name="T23"><text:tab/><text:tab/></text:span><text:span text:style-name="T24">O</text:span><text:span text:style-name="T25">s autores </text:span><text:span text:style-name="T26">(CERON et al., [s.d.]) </text:span><text:span text:style-name="T29">também notaram</text:span><text:span text:style-name="T25"> que </text:span><text:span text:style-name="T27">mecanismos de busca estão sendo usados como uma ferramenta para localizar </text:span><text:span text:style-name="T16">sites</text:span><text:span text:style-name="T27"> vulneráveis. Algumas aplicações como </text:span><text:span text:style-name="T16">webmail</text:span><text:span text:style-name="T27">, aplicativos de gerenciamento remoto, fórum de discussões entre outros, contém as mesmas vulnerabilidades, sendo elas, </text:span><text:span text:style-name="T16">Cross Site Scripting, SQL Injection, Directory Transversal, entre outras. </text:span><text:span text:style-name="T27">Atualmente, </text:span><text:span text:style-name="T28">para analisar as técnicas de ataque, estão sendo projetadas ferramentas como o </text:span><text:span text:style-name="T27">PHP Honeypot Project (PHP.HoP), </text:span><text:span text:style-name="T28">que </text:span><text:span text:style-name="T27">emulam aplicações web vulneráveis e coletam informações sobre os acessos.</text:span></text:p>
      <text:p text:style-name="Standard"><text:span text:style-name="T126"><text:tab/>C</text:span><text:span text:style-name="T127">om os dados coletados, foi possível constatar que em um período de 53 dias, foi totalizado 4902 acessos aos serviços</text:span><text:span text:style-name="T91"> web</text:span><text:span text:style-name="T90">, </text:span><text:span text:style-name="T128">isso sinaliza que há uma alta </text:span><text:span text:style-name="T127">procura por aplicações </text:span><text:span text:style-name="T91">web</text:span><text:span text:style-name="T127"> vulneráveis. </text:span><text:span text:style-name="T128">Mecanismos de busca como o </text:span><text:span text:style-name="T129">G</text:span><text:span text:style-name="T128">oogle e </text:span><text:span text:style-name="T129">Y</text:span><text:span text:style-name="T128">ahoo são ferramentas de sondagem para portas e aplicações, é uma técnica eficiente, pois mecanismos tradicionais de segurança não a detecta.</text:span></text:p>
      <text:p text:style-name="P77"><text:span text:style-name="T104"><text:tab/><text:tab/>O </text:span><text:span text:style-name="T105">autor </text:span><text:span text:style-name="T115">(MONTEVERDE, 2014) </text:span><text:span text:style-name="T105">defende que, o aumento do uso de aplicações </text:span><text:span text:style-name="T85">Web</text:span><text:span text:style-name="T105">, facilitou </text:span><text:span text:style-name="T106">não </text:span><text:change-start text:change-id="ct94684743290144"/><text:span text:style-name="T117">só a se consolidar</text:span><text:change-end text:change-id="ct94684743290144"/><text:change text:change-id="ct94684743287392"/><text:span text:style-name="T106"> como um dos principais meios de comunicação mas também</text:span><text:span text:style-name="T105"> </text:span><text:span text:style-name="T106">a expansão</text:span><text:span text:style-name="T105"> dos ataques a segurança, por outro lado, conhecer as principais vulnerabilidades, permite estabelecer medidas preventivas para garantir a segurança das aplicações, </text:span><text:span text:style-name="T107">executando,</text:span><text:span text:style-name="T106"> por exemplo, os pilares centrais da segurança. </text:span><text:span text:style-name="T107">Mas a</text:span><text:span text:style-name="T108">final o que são vulnerabilidades? São condições que podem virar falhas de segurança quando exploradas por alguém </text:span><text:change-start text:change-id="ct94684742934064"/><text:span text:style-name="T117">mal-intencionado</text:span><text:change-end text:change-id="ct94684742934064"/><text:change text:change-id="ct94684601324560"/><text:span text:style-name="T108">. Elas são construídas ao longo do desenvolvimento a partir de uma s</text:span><text:span text:style-name="T107">é</text:span><text:span text:style-name="T108">rie de fatores, por exemplo, prazos curtos para entrega do trabalho, </text:span><text:span text:style-name="T107">falta de qualificação técnica dos desenvolvedores ou até mesmo uma ausência de revisão contínua e atualizações. </text:span><text:span text:style-name="T109">Entender essas falhas e resolv</text:span><text:span text:style-name="T110">ê</text:span><text:span text:style-name="T109">-las é o principal passo a ser tomado para evitar custos futuros com manutenção.</text:span></text:p>
      <text:p text:style-name="P79"><text:span text:style-name="T111"><text:tab/><text:tab/>De acordo com o autor </text:span><text:span text:style-name="T115">(TAHA, 2017), </text:span><text:span text:style-name="T114">g</text:span><text:span text:style-name="T112">rande parte d</text:span><text:span text:style-name="T114">as</text:span><text:span text:style-name="T112"> aplicações armazenam dados sensíveis, tendo isso em mente, foi desenvolvido um guia de testes de segurança usando a metodologia OWASP como base, para ajudar os desenvolvedores em diversos estágios de aprendizado. O guia conta técnicas de teste, algumas delas são: a revisão e inspeção de manuais, que são documentos </text:span><text:soft-page-break/><text:span text:style-name="T112">que contém informações sobre a arquitetura da aplicação; modelagem de ameaças, permite que os desenvolvedores identifiquem as ameaças antes do </text:span><text:span text:style-name="T86">software</text:span><text:span text:style-name="T112">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79"><text:span text:style-name="T112"><text:tab/><text:tab/></text:span><text:span text:style-name="T123">Os aut</text:span><text:span text:style-name="T113">ores </text:span><text:span text:style-name="T115">(MONTANHEIRO; CARVALHO, 2018) </text:span><text:span text:style-name="T113">a</text:span><text:span text:style-name="T123">ssumem que, as equipes de desenvolvimento de sistemas apresentam uma eminente falta de conhecimento e atenção a respeito de segurança da informação, e é claro que isso ocasiona falhas. Uma justificativa para esse erro, é que cada vez mais o</text:span><text:span text:style-name="T124">s</text:span><text:span text:style-name="T123"> </text:span><text:span text:style-name="T89">softwares</text:span><text:span text:style-name="T123"> são desenvolvidos em um prazo curto de tempo e são mais complexos. Então, os gestores optam por poupar custo e tempo, deixando a segurança como um acessório e não prioridade. </text:span><text:span text:style-name="T131">Porém, </text:span><text:span text:style-name="T125">toda a equipe de desenvolvimento deveria receber um treinamento sobre </text:span><text:span text:style-name="T131">o assunto</text:span><text:span text:style-name="T125">, com a finalidade de mitigar os riscos nas aplicações e entender como as falhas podem gerar vulnerabilidades.</text:span></text:p>
      <text:p text:style-name="P77"><text:span text:style-name="T109"><text:tab/><text:tab/></text:span><text:span text:style-name="T116">Isso é comprovado</text:span><text:span text:style-name="T119"> pelos autores </text:span><text:span text:style-name="T132">(COSTA et al., 2018), </text:span><text:span text:style-name="T133">que em </text:span><text:span text:style-name="T120">uma entrevista com desenvolvedores </text:span><text:span text:style-name="T87">web</text:span><text:span text:style-name="T120">, </text:span><text:span text:style-name="T122">visando </text:span><text:span text:style-name="T120">mensurar o nível de conhecimento </text:span><text:span text:style-name="T122">dos programadores em identificar, analisar e corrigir ameaças a segurança do código, </text:span><text:span text:style-name="T133">recolheu dados alarmantes</text:span><text:span text:style-name="T122">. Dos sessenta resultados obtidos pelo </text:span><text:span text:style-name="T88">survey, 73</text:span><text:span text:style-name="T122">% são respostas de profissionais com mais de 3 anos de experiência </text:span><text:span text:style-name="T130">e</text:span><text:span text:style-name="T122"> 57% contém curso superior. </text:span><text:span text:style-name="T130">Mesmo assim</text:span><text:span text:style-name="T121">, a pesquisa revela que os motivos para não </text:span><text:span text:style-name="T122">implementação de prevenç</text:span><text:span text:style-name="T121">ões contra os</text:span><text:span text:style-name="T122"> ataques são: falta de conhecimento </text:span><text:span text:style-name="T121">em </text:span><text:span text:style-name="T122">92%; prazos muito </text:span><text:span text:style-name="T121">a</text:span><text:span text:style-name="T122">pertados </text:span><text:span text:style-name="T121">em </text:span><text:span text:style-name="T122">70% e baixa prioridade em 47%.</text:span></text:p>
      <text:p text:style-name="P78"><text:span text:style-name="T121"><text:tab/>Além disso </text:span><text:span text:style-name="T118">90% dos entrevistados </text:span><text:span text:style-name="T121">disseram que</text:span><text:span text:style-name="T118"> a formação acadêmica não </text:span><text:span text:style-name="T121">oferece</text:span><text:span text:style-name="T118"> uma preparação adequada para lidar com segurança, </text:span><text:span text:style-name="T121">outros </text:span><text:span text:style-name="T118">50% considera o ensino insuficiente, enquanto que 37,5% afirmam que o assunto não foi abordado em sua formação. </text:span><text:span text:style-name="T121">Mas dos que conhecem o assunto, </text:span><text:span text:style-name="T118">47% aprenderam através de livros, cursos ou documentações oficiais, enquanto 17%, aprenderam </text:span><text:span text:style-name="T121">com a prática</text:span><text:span text:style-name="T118"> da profissão. </text:span><text:span text:style-name="T121">E a</text:span><text:span text:style-name="T118">penas 30% afirmaram ter aprendido durante a formação acadêmica. </text:span><text:span text:style-name="T121">São números extremamente alarmantes </text:span><text:span text:style-name="T130">quando </text:span><text:span text:style-name="T121">esses profissionais desenvolvem diversos aplicativos, desde redes sociais até aplicativos de bancos, logo, isso pode afetar a vida de qualquer um e fazer diversos estragos.</text:span></text:p>
      <text:p text:style-name="P82"><text:tab/><text:tab/></text:p>
      <text:p text:style-name="P84"><text:soft-page-break/><text:tab/><text:tab/></text:p>
      <text:p text:style-name="P83"><text:tab/><text:tab/></text:p>
      <text:p text:style-name="P61"><text:span text:style-name="T52">2</text:span><text:span text:style-name="T51"> </text:span><text:span text:style-name="T70">CONCLUSÕES</text:span></text:p>
      <text:p text:style-name="P2"/>
      <text:p text:style-name="P4"><text:span text:style-name="T59"><text:tab/>Parte do texto que apresenta os resultados correspondentes aos objetivos ou hipóteses levantadas na introdução. O mesmo se aplica se o resultado é a proposta de um produto ou processo. Descreve de forma resumida o que se aprendeu sobre o tema, até mesmo propostas para outros trabalhos referentes ao assunto. Deve estar coerente com o desenvolvimento e relacionado à introdução. Pode ainda estabelecer relações com outros fatos referentes à mesma matéria. </text:span><text:span text:style-name="T58">Em trabalhos acadêmicos, o termo “Conclusão” é substituído por “Considerações Finais”. </text:span></text:p>
      <text:p text:style-name="P72"/>
      <text:p text:style-name="P69"/>
      <text:p text:style-name="P69">REFERÊNCIAS</text:p>
      <text:p text:style-name="P136">CERON, J. M. et al. <text:span text:style-name="T75">Vulnerabilidades em Aplicações Web: uma Análise Baseada nos Dados Coletados em Honeypots</text:span>. p. 2, [s.d.]. </text:p>
      <text:p text:style-name="P136">COSTA, P. V. et al. Nível de conhecimento de desenvolvedores sobre segurança em aplicações web: Pesquisa e análise. <text:span text:style-name="T71">Anais da Escola Regional de Sistemas de Informação do Rio de Janeiro (ERSI-RJ)</text:span>, p. 92–99, 16 out. 2018. </text:p>
      <text:p text:style-name="P136">MONTANHEIRO, L. S.; CARVALHO, A. M. M. <text:span text:style-name="T71">Primeiros passos para o Desenvolvimento Seguro de Aplicações Web</text:span>. . In: ANAIS ESTENDIDOS DO XVIII SIMPÓSIO BRASILEIRO EM SEGURANÇA DA INFORMAÇÃO E DE SISTEMAS COMPUTACIONAIS. SBC, 25 out. 2018Disponível em: &lt;https://sol.sbc.org.br/index.php/sbseg_estendido/article/view/4162&gt;. Acesso em: 2 abr. 2020</text:p>
      <text:p text:style-name="P137"><text:change-start text:change-id="ct94684743188192"/>MONTEVERDE, W. A. ESTUDO E ANÁLISE DE VULNERABILIDADES WEB. p. 82, 2014. <text:change-end text:change-id="ct94684743188192"/></text:p>
      <text:p text:style-name="P137"><text:change-start text:change-id="ct94684744146816"/>SOUZA, L. L. D. DESENVOLVIMENTO SEGURO DE APLICAÇÕES WEB SEGUINDO A METODOLOGIA OWASP. p. 71, 2012. <text:change-end text:change-id="ct94684744146816"/></text:p>
      <text:p text:style-name="P138"><text:change-start text:change-id="ct94684743946256"/>TAHA, A. M. DA C. Guia de testes de segurança para aplicações web. 2017. <text:change-end text:change-id="ct94684743946256"/></text:p>
      <text:p text:style-name="P107"/>
      <text:p text:style-name="P57">GLOSSÁRIO</text:p>
      <text:p text:style-name="P34">(EXEMPLO)</text:p>
      <text:p text:style-name="P41"><text:span text:style-name="Strong_20_Emphasis"><text:span text:style-name="T60">Acesso dedicado - </text:span></text:span><text:span text:style-name="T61">forma de acesso à Internet no qual o computador fica conectado permanentemente com a rede mundial de computadores. Normalmente, o acesso dedicado é utilizado por empresas que vendem acesso e serviços aos usuári</text:span><text:span text:style-name="T62">os novos.</text:span></text:p>
      <text:p text:style-name="P41"><text:span text:style-name="T62"><text:s/></text:span><text:span text:style-name="T61"><text:s/></text:span><text:span text:style-name="T64"><text:line-break/></text:span><text:span text:style-name="Strong_20_Emphasis"><text:span text:style-name="T60">Acesso discado (Dial-up) </text:span></text:span><text:span text:style-name="Strong_20_Emphasis"><text:span text:style-name="T63">- é</text:span></text:span><text:span text:style-name="T61"> o tipo de acesso por telefone dos usuários comuns. Para utilizá-lo, basta um computador, linha telefônica e modem. O usuário utiliza o computador (com um programa de comunicação) para fazer a ligação até o seu fornecedor de acesso (provedor pago ou gratuito). Ao ser recebido pelo computador do provedor, deve indicar seu nome de usuário e senha para poder entrar no sistema.</text:span></text:p>
      <text:p text:style-name="P51"/>
      <text:p text:style-name="P41"><text:span text:style-name="Strong_20_Emphasis"><text:span text:style-name="T60">Attachment ("arquivo atachado")</text:span></text:span><text:span text:style-name="Strong_20_Emphasis"><text:span text:style-name="T63"> - e</text:span></text:span><text:span text:style-name="T61">nvio de um arquivo associado a uma mensagem. A maioria dos programas de correio eletrônico, como o Eudora e Outlook permitem que arquivos sejam enviados junto com uma mensagem. Esses arquivos podem ser textos, fotos entre outros. Ao chegar no destinatário, os arquivos associados podem ser copiados para o computador.</text:span></text:p>
      <text:p text:style-name="P51"/>
      <text:p text:style-name="P41"><text:span text:style-name="Strong_20_Emphasis"><text:span text:style-name="T60">Chat</text:span></text:span><text:span text:style-name="Strong_20_Emphasis"><text:span text:style-name="T63"> - c</text:span></text:span><text:span text:style-name="T61">onversa em tempo real através do computador. Em alguns sistemas mais antigos de chat, a tela é dividida em duas. Cada parte contém o texto de um dos interlocutores. Novos sistemas permitem a criação de "salas" de conversa em páginas de Web. O chat na Internet ficou famoso através dos servidores de IRC (Internet Relay Chat), onde são criadas as várias "salas" ou "canais" para abrigar os usuários.</text:span></text:p>
      <text:p text:style-name="P51"/>
      <text:p text:style-name="P35">Elemento Pós-textual Opcional. Dicionário de palavras de sentido obscuro ou pouco conhecido e indicado para trabalhos que utilizam muitos termos pouco usuais.</text:p>
      <text:p text:style-name="P26"/>
      <text:p text:style-name="P26"/>
      <text:p text:style-name="P63"/>
      <text:p text:style-name="P73"/>
      <text:p text:style-name="P65">APÊNDICE A – TÍTULO DO APÊNDICE</text:p>
      <text:p text:style-name="P70"/>
      <text:p text:style-name="P92">Elemento Pós- Textual Opcional. Texto ou documento elaborado pelo autor, a fim de complementar sua argumentação, sem prejuízo da unidade nuclear do trabalho. Exemplo: questionário aplicado para levantamento de dados.</text:p>
      <text:p text:style-name="P19"/>
      <text:p text:style-name="P73"/>
      <text:p text:style-name="P106"/>
      <text:p text:style-name="P65">ANEXO A – TÍTULO DO ANEXO</text:p>
      <text:p text:style-name="P70"/>
      <text:p text:style-name="P92">Elemento Pós-Textual Opcional. Texto ou documento não elaborado pelo autor, que serve de fundamentação, comprovação e ilustração. Exemplo: dados estatísticos do IBGE.</text:p>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ans-serif"/>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8</text:page-number></text:p>
      </style:header>
    </style:master-page>
    <style:master-page style:name="Right_20_Page" style:display-name="Right Page" style:page-layout-name="Mpm3" style:next-style-name="Left_20_Page">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8-16T09:58:33.577000000</meta:creation-date>
    <meta:generator>LibreOffice/6.4.2.2$Linux_X86_64 LibreOffice_project/40$Build-2</meta:generator>
    <dc:date>2020-04-19T21:57:14.387622098</dc:date>
    <meta:editing-duration>PT1H11M41S</meta:editing-duration>
    <meta:editing-cycles>13</meta:editing-cycles>
    <dc:creator>Ubiratan Nascimento</dc:creator>
    <meta:document-statistic meta:table-count="1" meta:image-count="0" meta:object-count="0" meta:page-count="30" meta:paragraph-count="137" meta:word-count="2828" meta:character-count="19543" meta:non-whitespace-character-count="16783"/>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